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'Liberation Sans', 'DejaVu Sans', sans-serif"/>
    <style:font-face style:name="Lohit Hindi1" svg:font-family="'Lohit Hindi'"/>
    <style:font-face style:name="Microsoft YaHei" svg:font-family="'Microsoft YaHei', Tahoma, Verdana, Arial, Helvetica, sans-serif"/>
    <style:font-face style:name="OpenSymbol" svg:font-family="OpenSymbol"/>
    <style:font-face style:name="Verdana" svg:font-family="Verdana, sans-serif"/>
    <style:font-face style:name="Monospace" svg:font-family="Monospace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0.1957in"/>
      <style:text-properties fo:color="#000000" style:font-name="Ubuntu" fo:font-size="10pt" fo:font-weight="bold" fo:background-color="transparent" style:font-name-asian="Ubuntu" style:font-size-asian="10pt" style:font-weight-asian="bold" style:font-name-complex="Monospace" style:font-size-complex="10pt" style:font-weight-complex="bold"/>
    </style:style>
    <style:style style:name="P2" style:family="paragraph" style:parent-style-name="Standard">
      <style:paragraph-properties fo:line-height="0.1957in"/>
      <style:text-properties fo:color="#000000" style:font-name="Ubuntu" fo:font-size="10pt" style:font-name-asian="Ubuntu" style:font-size-asian="10pt" style:font-size-complex="10pt"/>
    </style:style>
    <style:style style:name="P3" style:family="paragraph" style:parent-style-name="Standard">
      <style:paragraph-properties fo:line-height="0.1957in"/>
      <style:text-properties fo:color="#000000" style:font-name="Ubuntu" fo:font-size="10pt" fo:background-color="transparent" style:font-name-asian="Ubuntu" style:font-size-asian="10pt" style:font-size-complex="10pt"/>
    </style:style>
    <style:style style:name="P4" style:family="paragraph" style:parent-style-name="Standard">
      <style:paragraph-properties fo:line-height="0.1957in"/>
      <style:text-properties fo:color="#000000" style:font-name="Monospace" fo:font-size="10pt" fo:background-color="transparent" style:font-name-asian="Monospace" style:font-size-asian="10pt" style:font-name-complex="Monospace" style:font-size-complex="10pt"/>
    </style:style>
    <style:style style:name="P5" style:family="paragraph" style:parent-style-name="Standard">
      <style:paragraph-properties fo:line-height="0.1957in"/>
      <style:text-properties style:font-name="Ubuntu" fo:font-weight="bold" fo:background-color="transparent" style:font-weight-asian="bold" style:font-weight-complex="bold"/>
    </style:style>
    <style:style style:name="P6" style:family="paragraph" style:parent-style-name="Standard">
      <style:paragraph-properties fo:line-height="0.1957in"/>
      <style:text-properties style:font-name="Ubuntu" fo:font-size="10pt" fo:background-color="transparent" style:font-name-asian="Ubuntu" style:font-size-asian="10pt" style:font-size-complex="10pt"/>
    </style:style>
    <style:style style:name="P7" style:family="paragraph" style:parent-style-name="Standard">
      <style:paragraph-properties fo:line-height="0.1957in"/>
      <style:text-properties style:font-name="Ubuntu" fo:background-color="transparent"/>
    </style:style>
    <style:style style:name="P8" style:family="paragraph" style:parent-style-name="Standard">
      <style:paragraph-properties fo:line-height="0.1957in"/>
      <style:text-properties style:font-name="Ubuntu"/>
    </style:style>
    <style:style style:name="P9" style:family="paragraph" style:parent-style-name="Standard">
      <style:paragraph-properties fo:line-height="0.1957in"/>
      <style:text-properties fo:color="#7f0055" style:font-name="Monospace" fo:font-size="10pt" fo:font-weight="bold" fo:background-color="transparent" style:font-name-asian="Monospace" style:font-size-asian="10pt" style:font-weight-asian="bold" style:font-name-complex="Monospace" style:font-size-complex="10pt" style:font-weight-complex="bold"/>
    </style:style>
    <style:style style:name="P10" style:family="paragraph" style:parent-style-name="Standard">
      <style:paragraph-properties fo:line-height="0.1957in"/>
      <style:text-properties fo:color="#7f0055" style:font-name="Arial1" fo:font-size="10.5pt" fo:font-weight="bold" fo:background-color="transparent" style:font-name-asian="Monospace" style:font-size-asian="10pt" style:font-weight-asian="bold" style:font-name-complex="Monospace" style:font-size-complex="10pt" style:font-weight-complex="bold"/>
    </style:style>
    <style:style style:name="P11" style:family="paragraph" style:parent-style-name="Standard">
      <style:paragraph-properties fo:line-height="0.1957in"/>
      <style:text-properties fo:color="#3f7f5f" style:font-name="Monospace" fo:font-size="10pt" fo:background-color="transparent" style:font-name-asian="Monospace" style:font-size-asian="10pt" style:font-name-complex="Monospace" style:font-size-complex="10pt"/>
    </style:style>
    <style:style style:name="P12" style:family="paragraph" style:parent-style-name="Standard">
      <style:paragraph-properties fo:line-height="0.1957in"/>
      <style:text-properties fo:background-color="transparent"/>
    </style:style>
    <style:style style:name="P13" style:family="paragraph" style:parent-style-name="Standard">
      <style:paragraph-properties fo:margin-left="0in" fo:margin-right="0in" fo:line-height="0.1957in" fo:text-align="start" style:justify-single-word="false" fo:text-indent="0in" style:auto-text-indent="false" style:text-autospace="none"/>
      <style:text-properties fo:color="#000000" style:font-name="Monospace" fo:font-size="10pt" fo:font-weight="bold" fo:background-color="transparent" style:font-name-asian="Monospace" style:font-size-asian="10pt" style:font-weight-asian="bold" style:font-name-complex="Monospace" style:font-size-complex="10pt" style:font-weight-complex="bold"/>
    </style:style>
    <style:style style:name="P14" style:family="paragraph" style:parent-style-name="Standard">
      <style:paragraph-properties fo:margin-left="0in" fo:margin-right="0in" fo:line-height="0.1957in" fo:text-align="start" style:justify-single-word="false" fo:text-indent="0in" style:auto-text-indent="false" style:text-autospace="none"/>
      <style:text-properties fo:color="#000000" style:font-name="Monospace" fo:font-size="10pt" fo:background-color="transparent" style:font-name-asian="Monospace" style:font-size-asian="10pt" style:font-name-complex="Monospace" style:font-size-complex="10pt"/>
    </style:style>
    <style:style style:name="P15" style:family="paragraph" style:parent-style-name="Standard">
      <style:paragraph-properties fo:margin-left="0in" fo:margin-right="0in" fo:line-height="0.1957in" fo:text-align="start" style:justify-single-word="false" fo:text-indent="0in" style:auto-text-indent="false" style:text-autospace="none"/>
      <style:text-properties fo:color="#000000" style:font-name="Ubuntu" fo:font-size="10pt" fo:background-color="transparent" style:font-name-asian="Ubuntu" style:font-size-asian="10pt" style:font-name-complex="Monospace" style:font-size-complex="10pt"/>
    </style:style>
    <style:style style:name="P16" style:family="paragraph" style:parent-style-name="Standard">
      <style:paragraph-properties fo:margin-left="0in" fo:margin-right="0in" fo:line-height="0.1957in" fo:text-align="start" style:justify-single-word="false" fo:text-indent="0in" style:auto-text-indent="false" style:text-autospace="none"/>
      <style:text-properties fo:color="#3f5fbf" style:font-name="Monospace" fo:font-size="10pt" fo:background-color="transparent" style:font-name-asian="Monospace" style:font-size-asian="10pt" style:font-name-complex="Monospace" style:font-size-complex="10pt"/>
    </style:style>
    <style:style style:name="P17" style:family="paragraph" style:parent-style-name="Standard">
      <style:paragraph-properties fo:margin-left="0in" fo:margin-right="0in" fo:line-height="0.1957in" fo:text-align="start" style:justify-single-word="false" fo:text-indent="0in" style:auto-text-indent="false" style:text-autospace="none"/>
      <style:text-properties fo:color="#008080" style:font-name="Monospace" fo:font-size="10pt" fo:background-color="transparent" style:font-name-asian="Monospace" style:font-size-asian="10pt" style:font-name-complex="Monospace" style:font-size-complex="10pt"/>
    </style:style>
    <style:style style:name="P18" style:family="paragraph" style:parent-style-name="Standard">
      <style:paragraph-properties fo:margin-left="0in" fo:margin-right="0in" fo:line-height="0.1957in" fo:text-align="start" style:justify-single-word="false" fo:text-indent="0in" style:auto-text-indent="false" style:text-autospace="none"/>
      <style:text-properties style:font-name="Monospace" fo:font-size="10pt" fo:background-color="transparent" style:font-name-asian="Monospace" style:font-size-asian="10pt" style:font-name-complex="Monospace" style:font-size-complex="10pt"/>
    </style:style>
    <style:style style:name="P19" style:family="paragraph" style:parent-style-name="Standard">
      <style:paragraph-properties fo:margin-left="0in" fo:margin-right="0in" fo:line-height="0.1957in" fo:text-align="start" style:justify-single-word="false" fo:text-indent="0in" style:auto-text-indent="false" style:text-autospace="none"/>
      <style:text-properties style:font-name="Monospace" fo:font-size="10pt" fo:background-color="transparent" style:font-name-asian="Monospace" style:font-size-asian="10pt" style:font-size-complex="10pt"/>
    </style:style>
    <style:style style:name="P20" style:family="paragraph" style:parent-style-name="Heading_20_1">
      <style:paragraph-properties fo:margin-left="0in" fo:margin-right="0in" fo:line-height="0.1957in" fo:text-align="start" style:justify-single-word="false" fo:text-indent="0in" style:auto-text-indent="false" style:text-autospace="none"/>
      <style:text-properties fo:color="#0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21" style:family="paragraph" style:parent-style-name="Heading_20_2">
      <style:paragraph-properties fo:margin-left="0in" fo:margin-right="0in" fo:line-height="0.1957in" fo:text-align="start" style:justify-single-word="false" fo:text-indent="0in" style:auto-text-indent="false" style:text-autospace="none"/>
      <style:text-properties fo:color="#0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22" style:family="paragraph" style:parent-style-name="Heading_20_2">
      <style:paragraph-properties fo:margin-left="0in" fo:margin-right="0in" fo:line-height="0.1957in" fo:text-align="start" style:justify-single-word="false" fo:text-indent="0in" style:auto-text-indent="false" style:text-autospace="none"/>
      <style:text-properties fo:color="#000000" style:font-name="Monospace" fo:font-size="10pt" fo:font-weight="bold" fo:background-color="transparent" style:font-name-asian="Monospace" style:font-size-asian="10pt" style:font-weight-asian="bold" style:font-name-complex="Monospace" style:font-size-complex="10pt" style:font-weight-complex="bold"/>
    </style:style>
    <style:style style:name="P23" style:family="paragraph" style:parent-style-name="Text_20_body">
      <style:paragraph-properties fo:line-height="0.1957in"/>
      <style:text-properties fo:color="#000000" style:font-name="Ubuntu" fo:font-size="12pt" fo:background-color="transparent" style:font-size-asian="12pt" style:font-size-complex="12pt"/>
    </style:style>
    <style:style style:name="P24" style:family="paragraph" style:parent-style-name="Text_20_body">
      <style:paragraph-properties fo:line-height="0.1957in"/>
      <style:text-properties fo:color="#000000" style:font-name="Ubuntu" fo:background-color="transparent"/>
    </style:style>
    <style:style style:name="P25" style:family="paragraph" style:parent-style-name="Text_20_body">
      <style:paragraph-properties fo:line-height="0.1957in"/>
      <style:text-properties fo:color="#000000" fo:background-color="transparent"/>
    </style:style>
    <style:style style:name="P26" style:family="paragraph" style:parent-style-name="Text_20_body">
      <style:paragraph-properties fo:line-height="0.1957in"/>
      <style:text-properties fo:color="#800000" fo:background-color="transparent"/>
    </style:style>
    <style:style style:name="P27" style:family="paragraph" style:parent-style-name="Text_20_body">
      <style:paragraph-properties fo:line-height="0.1957in"/>
      <style:text-properties style:font-name="Ubuntu" fo:font-size="9pt" fo:background-color="transparent" style:font-size-asian="9pt" style:font-size-complex="9pt"/>
    </style:style>
    <style:style style:name="P28" style:family="paragraph" style:parent-style-name="Text_20_body">
      <style:paragraph-properties fo:line-height="0.1957in"/>
    </style:style>
    <style:style style:name="P29" style:family="paragraph" style:parent-style-name="Heading_20_1">
      <style:paragraph-properties fo:line-height="0.1957in"/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30" style:family="paragraph" style:parent-style-name="Heading_20_1">
      <style:paragraph-properties fo:line-height="0.1957in"/>
      <style:text-properties fo:color="#7f0055" style:font-name="Arial1" fo:font-size="10.5pt" fo:font-weight="bold" style:font-name-asian="Monospace" style:font-size-asian="10pt" style:font-weight-asian="bold" style:font-name-complex="Monospace" style:font-size-complex="10pt" style:font-weight-complex="bold"/>
    </style:style>
    <style:style style:name="P31" style:family="paragraph" style:parent-style-name="Heading_20_1">
      <style:paragraph-properties fo:line-height="0.1957in"/>
      <style:text-properties fo:color="#000000" style:font-name="Ubuntu" fo:font-size="10pt" style:font-name-asian="Ubuntu" style:font-size-asian="10pt" style:font-size-complex="10pt"/>
    </style:style>
    <style:style style:name="P32" style:family="paragraph" style:parent-style-name="Heading_20_2">
      <style:paragraph-properties fo:line-height="0.1957in"/>
      <style:text-properties style:font-name="Ubuntu"/>
    </style:style>
    <style:style style:name="P33" style:family="paragraph" style:parent-style-name="Heading_20_2">
      <style:paragraph-properties fo:line-height="0.1957in"/>
      <style:text-properties fo:color="#000000" style:font-name="Ubuntu" fo:font-size="10pt" style:font-name-asian="Ubuntu" style:font-size-asian="10pt" style:font-size-complex="10pt"/>
    </style:style>
    <style:style style:name="P34" style:family="paragraph" style:parent-style-name="Heading_20_3">
      <style:paragraph-properties fo:line-height="0.1957in"/>
      <style:text-properties fo:color="#7f0055" style:font-name="Arial1" fo:font-size="10.5pt" fo:font-weight="bold" style:font-name-asian="Monospace" style:font-size-asian="10pt" style:font-weight-asian="bold" style:font-name-complex="Monospace" style:font-size-complex="10pt" style:font-weight-complex="bold"/>
    </style:style>
    <style:style style:name="P35" style:family="paragraph" style:parent-style-name="Heading_20_3">
      <style:paragraph-properties fo:line-height="0.1957in"/>
      <style:text-properties fo:color="#000000" style:font-name="Ubuntu" fo:font-size="10pt" style:font-name-asian="Ubuntu" style:font-size-asian="10pt" style:font-size-complex="10pt"/>
    </style:style>
    <style:style style:name="P36" style:family="paragraph" style:parent-style-name="Standard">
      <style:paragraph-properties fo:line-height="0.1957in"/>
      <style:text-properties fo:color="#7f0055" style:font-name="Arial1" fo:font-size="10.5pt" fo:font-weight="bold" fo:background-color="transparent" style:font-name-asian="Monospace" style:font-size-asian="10pt" style:font-weight-asian="bold" style:font-name-complex="Monospace" style:font-size-complex="10pt" style:font-weight-complex="bold"/>
    </style:style>
    <style:style style:name="P37" style:family="paragraph" style:parent-style-name="Standard">
      <style:paragraph-properties fo:margin-left="0in" fo:margin-right="0in" fo:line-height="0.1957in" fo:text-align="start" style:justify-single-word="false" fo:text-indent="0in" style:auto-text-indent="false" style:text-autospace="none"/>
      <style:text-properties fo:color="#000000" style:font-name="Monospace" fo:font-size="10pt" fo:font-weight="bold" fo:background-color="transparent" style:font-name-asian="Monospace" style:font-size-asian="10pt" style:font-weight-asian="bold" style:font-name-complex="Monospace" style:font-size-complex="10pt" style:font-weight-complex="bold"/>
    </style:style>
    <style:style style:name="P38" style:family="paragraph" style:parent-style-name="Standard">
      <style:paragraph-properties fo:margin-left="0in" fo:margin-right="0in" fo:line-height="0.1957in" fo:text-align="start" style:justify-single-word="false" fo:text-indent="0in" style:auto-text-indent="false" style:text-autospace="none"/>
      <style:text-properties fo:color="#000000" style:font-name="Monospace" fo:font-size="10pt" fo:font-weight="bold" fo:background-color="transparent" style:font-name-asian="Monospace" style:font-size-asian="10pt" style:font-weight-asian="bold" style:font-name-complex="Monospace" style:font-size-complex="10pt" style:font-weight-complex="bold"/>
    </style:style>
    <style:style style:name="P39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40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4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3f7f5f" style:font-name="Monospace" fo:font-size="10pt" style:font-name-asian="Monospace" style:font-size-asian="10pt" style:font-name-complex="Monospace" style:font-size-complex="10pt"/>
    </style:style>
    <style:style style:name="P4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font-variant="normal" fo:text-transform="none" fo:color="#000000" style:font-name="Monospace" fo:font-size="10pt" fo:letter-spacing="normal" fo:font-weight="bold" style:font-name-asian="Microsoft YaHei" style:font-size-asian="9.75pt" style:font-style-asian="normal" style:font-weight-asian="bold" style:font-name-complex="Monospace" style:font-size-complex="10pt" style:font-weight-complex="bold"/>
    </style:style>
    <style:style style:name="P44" style:family="paragraph" style:parent-style-name="Text_20_body">
      <style:paragraph-properties fo:line-height="0.1957in"/>
      <style:text-properties fo:color="#000000" fo:font-size="11.25pt"/>
    </style:style>
    <style:style style:name="P45" style:family="paragraph" style:parent-style-name="Heading_20_1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6" style:family="paragraph" style:parent-style-name="Heading_20_1">
      <style:paragraph-properties fo:line-height="0.1957in"/>
    </style:style>
    <style:style style:name="T1" style:family="text">
      <style:text-properties fo:font-size="12pt" fo:background-color="transparent" style:font-size-asian="12pt" style:font-size-complex="12pt"/>
    </style:style>
    <style:style style:name="T2" style:family="text">
      <style:text-properties style:font-name="Arial1" fo:font-size="10.5pt"/>
    </style:style>
    <style:style style:name="T3" style:family="text">
      <style:text-properties style:font-name="Arial1" fo:font-size="10.5pt" fo:background-color="transparent"/>
    </style:style>
    <style:style style:name="T4" style:family="text">
      <style:text-properties style:font-name="Arial1" fo:font-size="9pt" fo:background-color="transparent" style:font-size-asian="9pt" style:font-size-complex="9pt"/>
    </style:style>
    <style:style style:name="T5" style:family="text">
      <style:text-properties style:font-name="Verdana" fo:font-size="10.5pt"/>
    </style:style>
    <style:style style:name="T6" style:family="text">
      <style:text-properties fo:color="#7f0055"/>
    </style:style>
    <style:style style:name="T7" style:family="text">
      <style:text-properties fo:color="#7f0055" style:font-name="Arial1" fo:font-size="10.5pt" fo:font-weight="bold" style:font-name-asian="Monospace" style:font-size-asian="10pt" style:font-weight-asian="bold" style:font-name-complex="Monospace" style:font-size-complex="10pt" style:font-weight-complex="bold"/>
    </style:style>
    <style:style style:name="T8" style:family="text">
      <style:text-properties fo:color="#7f0055" fo:font-weight="bold" style:font-weight-asian="bold" style:font-weight-complex="bold"/>
    </style:style>
    <style:style style:name="T9" style:family="text">
      <style:text-properties fo:color="#7f0055" style:font-name="Monospace" fo:font-weight="bold" style:font-name-asian="Monospace" style:font-weight-asian="bold" style:font-name-complex="Monospace" style:font-weight-complex="bold"/>
    </style:style>
    <style:style style:name="T10" style:family="text">
      <style:text-properties fo:color="#7f0055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font-weight="bold" style:font-weight-asian="bold" style:font-name-complex="Monospace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0000"/>
    </style:style>
    <style:style style:name="T14" style:family="text">
      <style:text-properties fo:color="#000000" style:font-name="Ubuntu" fo:font-size="10pt" fo:background-color="transparent" style:font-name-asian="Ubuntu" style:font-size-asian="10pt" style:font-size-complex="10pt"/>
    </style:style>
    <style:style style:name="T15" style:family="text">
      <style:text-properties fo:color="#000000" style:font-name="Monospace" style:font-name-asian="Monospace" style:font-name-complex="Monospace"/>
    </style:style>
    <style:style style:name="T16" style:family="text">
      <style:text-properties fo:color="#000000" style:font-name-complex="Monospace"/>
    </style:style>
    <style:style style:name="T17" style:family="text">
      <style:text-properties fo:color="#000000" style:text-underline-style="solid" style:text-underline-width="auto" style:text-underline-color="font-color"/>
    </style:style>
    <style:style style:name="T18" style:family="text">
      <style:text-properties fo:color="#000000" fo:font-style="italic" style:font-style-asian="italic" style:font-style-complex="italic"/>
    </style:style>
    <style:style style:name="T19" style:family="text">
      <style:text-properties fo:color="#000000"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color="#000000" style:text-line-through-style="solid" style:text-underline-style="solid" style:text-underline-width="auto" style:text-underline-color="font-color"/>
    </style:style>
    <style:style style:name="T21" style:family="text">
      <style:text-properties fo:color="#000000" fo:font-weight="bold" style:font-weight-asian="bold" style:font-weight-complex="bold"/>
    </style:style>
    <style:style style:name="T22" style:family="text">
      <style:text-properties fo:color="#3f7f5f"/>
    </style:style>
    <style:style style:name="T23" style:family="text">
      <style:text-properties fo:color="#3f7f5f" style:text-underline-style="solid" style:text-underline-width="auto" style:text-underline-color="font-color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style:font-name-complex="Monospace"/>
    </style:style>
    <style:style style:name="T27" style:family="text">
      <style:text-properties fo:color="#008080"/>
    </style:style>
    <style:style style:name="T28" style:family="text">
      <style:text-properties fo:color="#008080" style:font-name-complex="Monospace"/>
    </style:style>
    <style:style style:name="T29" style:family="text">
      <style:text-properties fo:color="#008080" fo:font-weight="bold" style:font-weight-asian="bold" style:font-weight-complex="bold"/>
    </style:style>
    <style:style style:name="T30" style:family="text">
      <style:text-properties fo:color="#3f7f7f"/>
    </style:style>
    <style:style style:name="T31" style:family="text">
      <style:text-properties fo:color="#3f7f7f" style:font-name-complex="Monospace"/>
    </style:style>
    <style:style style:name="T32" style:family="text">
      <style:text-properties fo:color="#3f7f7f" fo:font-weight="bold" style:font-weight-asian="bold" style:font-weight-complex="bold"/>
    </style:style>
    <style:style style:name="T33" style:family="text">
      <style:text-properties fo:color="#7f007f"/>
    </style:style>
    <style:style style:name="T34" style:family="text">
      <style:text-properties fo:color="#7f007f" style:font-name-complex="Monospace"/>
    </style:style>
    <style:style style:name="T35" style:family="text">
      <style:text-properties fo:color="#7f007f" fo:font-weight="bold" style:font-weight-asian="bold" style:font-weight-complex="bold"/>
    </style:style>
    <style:style style:name="T36" style:family="text">
      <style:text-properties fo:color="#7f007f" style:text-underline-style="solid" style:text-underline-width="auto" style:text-underline-color="font-color"/>
    </style:style>
    <style:style style:name="T37" style:family="text">
      <style:text-properties fo:color="#2a00ff"/>
    </style:style>
    <style:style style:name="T38" style:family="text">
      <style:text-properties fo:color="#2a00ff" fo:font-style="italic" style:font-style-asian="italic" style:font-style-complex="italic"/>
    </style:style>
    <style:style style:name="T39" style:family="text">
      <style:text-properties fo:color="#2a00ff" fo:font-style="italic" style:font-style-asian="italic" style:font-name-complex="Monospace" style:font-style-complex="italic"/>
    </style:style>
    <style:style style:name="T40" style:family="text">
      <style:text-properties fo:color="#2a00ff"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color="#2a00ff" fo:font-style="italic" style:text-underline-style="solid" style:text-underline-width="auto" style:text-underline-color="font-color" style:font-style-asian="italic" style:font-style-complex="italic"/>
    </style:style>
    <style:style style:name="T42" style:family="text">
      <style:text-properties fo:color="#2a00ff" style:text-underline-style="solid" style:text-underline-width="auto" style:text-underline-color="font-color"/>
    </style:style>
    <style:style style:name="T43" style:family="text">
      <style:text-properties fo:color="#7f9fbf" fo:font-weight="bold" style:font-weight-asian="bold" style:font-weight-complex="bold"/>
    </style:style>
    <style:style style:name="T44" style:family="text">
      <style:text-properties fo:color="#0000c0"/>
    </style:style>
    <style:style style:name="T45" style:family="text">
      <style:text-properties fo:color="#0000c0" fo:font-style="italic" style:font-style-asian="italic" style:font-style-complex="italic"/>
    </style:style>
    <style:style style:name="T46" style:family="text">
      <style:text-properties fo:color="#0000c0" fo:font-style="italic" style:text-underline-style="solid" style:text-underline-width="auto" style:text-underline-color="font-color" style:font-style-asian="italic" style:font-style-complex="italic"/>
    </style:style>
    <style:style style:name="T47" style:family="text">
      <style:text-properties fo:background-color="transparent"/>
    </style:style>
    <style:style style:name="T48" style:family="text">
      <style:text-properties fo:color="#646464"/>
    </style:style>
    <style:style style:name="T49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ine 工具使用</text:p>
      <text:p text:style-name="P7">sudo apt-get install wine</text:p>
      <text:p text:style-name="P7"/>
      <text:p text:style-name="P7">脚本content</text:p>
      <text:p text:style-name="P7">方法1：</text:p>
      <text:p text:style-name="P7">wine ’c:\Program Files\Source Insight 3\Insight3.exe‘</text:p>
      <text:p text:style-name="P7"/>
      <text:p text:style-name="P7">方法2：</text:p>
      <text:p text:style-name="P7">cd '/home/abner/.wine/drive_c/Program Files/Source Insight 3/' </text:p>
      <text:p text:style-name="P7">./Insight3.exe </text:p>
      <text:p text:style-name="P7"/>
      <text:p text:style-name="P7"/>
      <text:p text:style-name="P7"/>
      <text:p text:style-name="P5">time zone 相关学习</text:p>
      <text:p text:style-name="P8"><text:bookmark text:name="cb_post_title_url"/><text:a xlink:type="simple" xlink:href="http://www.cnblogs.com/winkyao/archive/2012/03/17/2403962.html"><text:span text:style-name="T47">C/C++ 时间转换与表示</text:span></text:a></text:p>
      <text:p text:style-name="P7"/>
      <text:p text:style-name="P7">struct tm tm_t; <text:s text:c="2"/>年月日</text:p>
      <text:p text:style-name="P7">time_t <text:s/>time; <text:s text:c="7"/>相距1970多岁秒</text:p>
      <text:p text:style-name="P7"/>
      <text:p text:style-name="P7">time = mktime(&amp;tm_t);</text:p>
      <text:p text:style-name="P7">time = time(NULL);</text:p>
      <text:p text:style-name="P7">stime(&amp;time);</text:p>
      <text:p text:style-name="P7"/>
      <text:p text:style-name="P7"/>
      <text:h text:style-name="P32" text:outline-level="2"><text:bookmark text:name="cb_post_title_url1"/><text:a xlink:type="simple" xlink:href="http://www.cnblogs.com/chinareny2k/archive/2010/01/05/1639468.html"><text:span text:style-name="T1">Linux 下zip包的压缩与解压</text:span></text:a></text:h>
      <text:p text:style-name="P23">-d&lt;目录&gt; 指定文件解压缩后所要存储的目录。</text:p>
      <text:p text:style-name="P24">范例：</text:p>
      <text:p text:style-name="P25">zip命令可以用来将文件压缩成为常用的zip格式。unzip命令则用来解压缩zip文件。</text:p>
      <text:p text:style-name="P26">1. 我想把一个文件abc.txt和一个目录dir1压缩成为yasuo.zip：</text:p>
      <text:p text:style-name="P25">＃ zip -r yasuo.zip abc.txt dir1</text:p>
      <text:p text:style-name="P26">2.我下载了一个yasuo.zip文件，想解压缩：</text:p>
      <text:p text:style-name="P25"># unzip yasuo.zip</text:p>
      <text:p text:style-name="P26">3.我当前目录下有abc1.zip，abc2.zip和abc3.zip，我想一起解压缩它们：</text:p>
      <text:p text:style-name="P25">＃ unzip abc\?.zip</text:p>
      <text:p text:style-name="P25">注释：?表示一个字符，如果用*表示任意多个字符。</text:p>
      <text:p text:style-name="P26">4.我有一个很大的压缩文件large.zip，我不想解压缩，只想看看它里面有什么：</text:p>
      <text:p text:style-name="P25"># unzip -v large.zip</text:p>
      <text:p text:style-name="P26">5.我下载了一个压缩文件large.zip，想验证一下这个压缩文件是否下载完全了</text:p>
      <text:p text:style-name="P25"># unzip -t large.zip</text:p>
      <text:p text:style-name="P26">6.我用-v选项发现music.zip压缩文件里面有很多目录和子目录，并且子目录中其实都是歌曲mp3文件，我<text:soft-page-break/>想把这些文件都下载到第一级目录，而不是一层一层建目录：</text:p>
      <text:p text:style-name="P25"># unzip -j music.zip</text:p>
      <text:p text:style-name="P7"/>
      <text:p text:style-name="P8"><text:a xlink:type="simple" xlink:href="http://www.cnblogs.com/end/archive/2011/04/20/2022614.html"><text:span text:style-name="T47">linux打包压缩</text:span></text:a></text:p>
      <text:p text:style-name="P7">$<text:tab/>tar xvf <text:s text:c="2"/>file-name</text:p>
      <text:p text:style-name="P7">$<text:tab/>tar czvf <text:s/>file-name.tar.gz <text:s/>file-name</text:p>
      <text:p text:style-name="P7">$<text:tab/>tar tvf <text:s text:c="2"/>file-name.tar.gz</text:p>
      <text:p text:style-name="P7"/>
      <text:p text:style-name="P7">$<text:tab/>zip <text:s/>-r file-name.zip <text:s/>file-or-directory <text:s/></text:p>
      <text:p text:style-name="P7">$<text:tab/>unzip <text:s/>file-name.zip </text:p>
      <text:p text:style-name="P7"/>
      <text:p text:style-name="P7"/>
      <text:p text:style-name="P7"/>
      <text:p text:style-name="P5">mount 远程服务器</text:p>
      <text:p text:style-name="P7">method 1：</text:p>
      <text:p text:style-name="P7"/>
      <text:p text:style-name="P7">SERVER_DIR=//192.168.10.230/abner/broadcom </text:p>
      <text:p text:style-name="P7">LOCAL_DIR=/mnt/server_230/broadcom</text:p>
      <text:p text:style-name="P7">sudo mount -t cifs ${SERVER_DIR} ${LOCAL_DIR} -o username=abner,password=abner,dir_mode=0777,file_mode=0777</text:p>
      <text:p text:style-name="P7"/>
      <text:p text:style-name="P7">method 2:</text:p>
      <text:p text:style-name="P7"/>
      <text:p text:style-name="P7">config <text:s/>/etc/fstab <text:s/></text:p>
      <text:p text:style-name="P7">vi /etc/fstab</text:p>
      <text:p text:style-name="P7">//192.168.10.230/abner <text:s text:c="2"/>/mnt/server230 <text:s text:c="3"/>cifs <text:s text:c="4"/>username=abner,password=abner,iocharset=utf8,file_mode=0777,dir_mode=0777 <text:s text:c="4"/>0 </text:p>
      <text:p text:style-name="P7"/>
      <text:p text:style-name="P7"/>
      <text:p text:style-name="P7"/>
      <text:p text:style-name="P7"/>
      <text:p text:style-name="P7"/>
      <text:p text:style-name="P7">android 学习</text:p>
      <text:p text:style-name="P7"/>
      <text:p text:style-name="P7">sdk,adt</text:p>
      <text:p text:style-name="P7">adb <text:s/>--- <text:s/>ddms</text:p>
      <text:p text:style-name="P7">jvm (.class)---- dalvik(.dex)</text:p>
      <text:p text:style-name="P7"/>
      <text:p text:style-name="P7"/>
      <text:p text:style-name="P9">implements 接口类 --------- C++ 虚类</text:p>
      <text:p text:style-name="P9">implements是一个类实现一个接口用的关键字，他是用来实现接口中定义的抽象方法。</text:p>
      <text:p text:style-name="P9"/>
      <text:p text:style-name="P9"/>
      <text:p text:style-name="P9"/>
      <text:h text:style-name="P29" text:outline-level="1"><text:a xlink:type="simple" xlink:href="http://blog.csdn.net/nieweiking/article/details/37936175"><text:span text:style-name="T47">ECLIPSE android 布局页面文件出错故障排除 </text:span></text:a></text:h>
      <text:p text:style-name="P9"><text:span text:style-name="T2">Check the "Android version to use when rendering layouts" and make sure you're not using a </text:span><text:soft-page-break/><text:span text:style-name="T2">version that ends in "W" for Android Wear (</text:span><text:span text:style-name="T5">e.g. </text:span><text:span text:style-name="T2">API 20: Android 4.4W). I don't believe Wear supports </text:span><text:span text:style-name="T5">EditText</text:span><text:span text:style-name="T2">.</text:span></text:p>
      <text:p text:style-name="P10"/>
      <text:p text:style-name="P10"/>
      <text:p text:style-name="P10">AndroidManifest.xml <text:s/>清单文件 </text:p>
      <text:p text:style-name="P10"/>
      <text:p text:style-name="P10">错误： java.lang.SecurityException: Permission Denial: starting Intent </text:p>
      <text:p text:style-name="P10">拨打电话和短信都需要添加权限</text:p>
      <text:p text:style-name="P10"/>
      <text:p text:style-name="P10"/>
      <text:p text:style-name="P10">eclipse 配置</text:p>
      <text:h text:style-name="P29" text:outline-level="1"><text:a xlink:type="simple" xlink:href="http://blog.csdn.net/aslaka/article/details/18713333"><text:span text:style-name="T3">Eclipse开发android应用（字体背景配置，代码，xml 自动补全）配置 </text:span></text:a></text:h>
      <text:p text:style-name="P10"/>
      <text:p text:style-name="P10">1.代码自动提示补全</text:p>
      <text:p text:style-name="P10">Window → Preferences → <text:s/>Java → Editor → Content Assist → Auto Activation → Auto activation triggers for Java:</text:p>
      <text:p text:style-name="P10">Auto activation delay(ms): 50</text:p>
      <text:p text:style-name="P10">set value: “abcdefghijklmnopqrstuvwxyzABCDEFGHIJKLMNOPQRSTUVWXYZ.”</text:p>
      <text:p text:style-name="P10"/>
      <text:p text:style-name="P10">2.设置 xml 自动提示补全</text:p>
      <text:p text:style-name="P10">Window → Preferences → <text:s/>XML → Editor → Content Assist → Auto Activation <text:s/>→ Prompt when these characters ard inserted:</text:p>
      <text:p text:style-name="P10">Auto activation delay(ms): 50</text:p>
      <text:p text:style-name="P10">set value: “abcdefghijklmnopqrstuvwxyzABCDEFGHIJKLMNOPQRSTUVWXYZ_"&lt;=:”</text:p>
      <text:p text:style-name="P10"/>
      <text:p text:style-name="P12"><text:span text:style-name="T7">3.</text:span><text:span text:style-name="T2">Ubuntu中Eclipse 悬浮代码提示框背景颜色配置</text:span></text:p>
      <text:h text:style-name="P46" text:outline-level="1"><text:a xlink:type="simple" xlink:href="http://blog.csdn.net/maemual/article/details/8887386"><text:span text:style-name="T4">修改ubuntu默认配色方案 </text:span></text:a></text:h>
      <text:p text:style-name="P44"><text:span text:style-name="T4">#C7EDCC 豆沙绿</text:span></text:p>
      <text:p text:style-name="P10"><text:span text:style-name="T49">base_color:#c7edcc</text:span></text:p>
      <text:p text:style-name="P10"><text:span text:style-name="T4"/></text:p>
      <text:p text:style-name="P27">$<text:tab/>cd /usr/share/themes/Ambiance/gtk-2.0/gtkrc</text:p>
      <text:p text:style-name="P27">$<text:tab/>cp gtkrc gtkrc.bak</text:p>
      <text:p text:style-name="P27">$<text:tab/>sudo vi gtkrc</text:p>
      <text:p text:style-name="P10">gtk-color-scheme = "base_color:#ffffff\nbg_color:#f2f1f0\ntooltip_bg_color:#fff8dc\nselected_bg_color:#86ABD9\ntext_color:#000000\nfg_color:#4c4c4c\ntooltip_fg_color:#000000\nselected_fg_color:#ffffff\nlink_color:#DD4814\nbg_color_dark:#3c3b37\nfg_color_dark:#dfdbd2"</text:p>
      <text:p text:style-name="P10"/>
      <text:p text:style-name="P10"/>
      <text:p text:style-name="P10">在开发过程中可以把，通用代码块抽取出来</text:p>
      <text:p text:style-name="P10">refactor → extract method</text:p>
      <text:p text:style-name="P10"/>
      <text:p text:style-name="P10"/>
      <text:p text:style-name="P10"><text:soft-page-break/>绑定监听去的3种方式</text:p>
      <text:p text:style-name="P10">1，内部类实现接口</text:p>
      <text:p text:style-name="P10">2，匿名内部类实现接口</text:p>
      <text:p text:style-name="P10">3，主类实现接口</text:p>
      <text:p text:style-name="P10"/>
      <text:p text:style-name="P10"/>
      <text:p text:style-name="P10"/>
      <text:p text:style-name="P10"/>
      <text:p text:style-name="P10">常用快捷键</text:p>
      <text:p text:style-name="P10"/>
      <text:p text:style-name="P10">【Ctrl+K】、【Ctrl++Shift+K】 </text:p>
      <text:p text:style-name="P10">快速向下和向上查找选定的内容，从此不再需要用鼠标单击查找对话框了。 </text:p>
      <text:p text:style-name="P10"/>
      <text:p text:style-name="P10">【Ctrl+Shift+T】 </text:p>
      <text:p text:style-name="P10">查找工作空间（Workspace）构建路径中的可找到Java类文件，不要为找不到类而痛苦，而且可以使用“*”、“？”等通配符。 </text:p>
      <text:p text:style-name="P10"/>
      <text:p text:style-name="P10">【Ctrl+Shift+F】 </text:p>
      <text:p text:style-name="P10">格式化代码，书写格式规范的代码是每一个程序员的必修之课，当看见某段代码极不顺眼时，选定后按【Ctrl+Shift+F】快捷键可以格式化这段代码，如果不选定代码则默认格式化当前文件（Java文件）。</text:p>
      <text:p text:style-name="P10"/>
      <text:p text:style-name="P10">【Ctrl+L】 </text:p>
      <text:p text:style-name="P10"><text:s text:c="3"/>定位到当前编辑器的某一行，对非Java文件也有效。</text:p>
      <text:p text:style-name="P10"/>
      <text:p text:style-name="P10">【Alt+←】、【Alt+→】 </text:p>
      <text:p text:style-name="P10">后退历史记录和前进历史记录，在跟踪代码时非常有用，用户可能查找了几个有关联的地方，但可能记不清楚了，可以通过这两个快捷键定位查找的顺序。</text:p>
      <text:p text:style-name="P10"/>
      <text:p text:style-name="P10">【F3】 </text:p>
      <text:p text:style-name="P10">快速定位光标位置的某个类、方法和属性。 </text:p>
      <text:p text:style-name="P10">【F4】 </text:p>
      <text:p text:style-name="P10">显示类的继承关系，并打开类继承视图。 </text:p>
      <text:p text:style-name="P10"/>
      <text:p text:style-name="P10">Ctrl+1 快速修复(最经典的快捷键,就不用多说了)</text:p>
      <text:p text:style-name="P10"/>
      <text:p text:style-name="P10"/>
      <text:p text:style-name="P10"/>
      <text:p text:style-name="P10"/>
      <text:p text:style-name="P10">@ 表示 R 类里面资源</text:p>
      <text:p text:style-name="P10">@+id/xxxx</text:p>
      <text:p text:style-name="P10"/>
      <text:p text:style-name="P10">dp = dip <text:s/>单位像素密度</text:p>
      <text:p text:style-name="P10">文字用sp</text:p>
      <text:h text:style-name="P30" text:outline-level="1"><text:bookmark text:name="cb_post_title_url2"/><text:a xlink:type="simple" xlink:href="http://www.cnblogs.com/greatverve/archive/2011/12/28/Android-dip-dp-sp-pt-px.html"><text:span text:style-name="T47">Android中dip、dp、sp、pt和px的区别</text:span></text:a></text:h>
      <text:p text:style-name="P10"/>
      <text:p text:style-name="P10"/>
      <text:p text:style-name="P10"><text:soft-page-break/></text:p>
      <text:p text:style-name="P10"/>
      <text:p text:style-name="P10"/>
      <text:p text:style-name="P10">Android 布局</text:p>
      <text:h text:style-name="P34" text:outline-level="3"><text:a xlink:type="simple" xlink:href="http://blog.163.com/gene_lu/blog/static/6402542120129221560156/"><text:span text:style-name="T47">android布局属性大全</text:span></text:a></text:h>
      <text:h text:style-name="P30" text:outline-level="1"><text:a xlink:type="simple" xlink:href="http://blog.csdn.net/yohunl/article/details/5795904"><text:span text:style-name="T47">android布局技巧：创建高效布局 </text:span></text:a></text:h>
      <text:p text:style-name="P10"/>
      <text:p text:style-name="P3"><text:span text:style-name="T11">LinearLayout，</text:span>RelativeLayout <text:s/>合理使用两种布局</text:p>
      <text:p text:style-name="P3"/>
      <text:p text:style-name="P1">LinearLayout布局需要设置</text:p>
      <text:p text:style-name="P4"><text:span text:style-name="T12"><text:s/></text:span><text:span text:style-name="T35">android:orientation</text:span><text:span text:style-name="T12">=</text:span><text:span text:style-name="T40">"vertical"</text:span></text:p>
      <text:p text:style-name="P3"/>
      <text:p text:style-name="P3"/>
      <text:p text:style-name="P3"/>
      <text:h text:style-name="P33" text:outline-level="2"><text:bookmark text:name="cb_post_title_url3"/><text:a xlink:type="simple" xlink:href="http://www.cnblogs.com/fullhouse/archive/2011/07/17/2108786.html"><text:span text:style-name="T47">Linux统计文件行数</text:span></text:a></text:h>
      <text:p text:style-name="P3">语法：wc [选项] 文件… </text:p>
      <text:p text:style-name="P3"/>
      <text:p text:style-name="P3">说明：该命令统计给定文件中的字节数、字数、行数。如果没有给出文件名，则从标准输入读取。wc同时也给出所有指定文件的总统计数。字是由空格字符区分开的最大字符串。 </text:p>
      <text:p text:style-name="P3"/>
      <text:p text:style-name="P3">该命令各选项含义如下： </text:p>
      <text:p text:style-name="P3"/>
      <text:p text:style-name="P3">　　- c 统计字节数。 </text:p>
      <text:p text:style-name="P3"/>
      <text:p text:style-name="P3">　　- l 统计行数。 </text:p>
      <text:p text:style-name="P3"/>
      <text:p text:style-name="P3">　　- w 统计字数。 </text:p>
      <text:p text:style-name="P3"/>
      <text:p text:style-name="P3">这些选项可以组合使用。 </text:p>
      <text:p text:style-name="P3"/>
      <text:p text:style-name="P3">输出列的顺序和数目不受选项的顺序和数目的影响。 </text:p>
      <text:p text:style-name="P3"/>
      <text:p text:style-name="P3">总是按下述顺序显示并且每项最多一列。 </text:p>
      <text:p text:style-name="P3"/>
      <text:p text:style-name="P3">行数、字数、字节数、文件名 </text:p>
      <text:p text:style-name="P3"/>
      <text:p text:style-name="P3">如果命令行中没有文件名，则输出中不出现文件名。 </text:p>
      <text:p text:style-name="P3"/>
      <text:p text:style-name="P3">例如： </text:p>
      <text:p text:style-name="P3"/>
      <text:p text:style-name="P3">$ wc - lcw file1 file2 </text:p>
      <text:p text:style-name="P3">4 33 file1 </text:p>
      <text:p text:style-name="P3">7 52 file2 </text:p>
      <text:p text:style-name="P3">11 11 85 total </text:p>
      <text:p text:style-name="P3"><text:soft-page-break/></text:p>
      <text:p text:style-name="P3">举例分析： </text:p>
      <text:p text:style-name="P3"/>
      <text:p text:style-name="P3">1.统计demo目录下，js文件数量： </text:p>
      <text:p text:style-name="P3">find demo/ -name "*.js" |wc -l </text:p>
      <text:p text:style-name="P3"/>
      <text:p text:style-name="P3">2.统计demo目录下所有js文件代码行数： </text:p>
      <text:p text:style-name="P3">find demo/ -name "*.js" |xargs cat|wc -l 或 wc -l `find ./ -name "*.js"`|tail -n1 </text:p>
      <text:p text:style-name="P3"/>
      <text:p text:style-name="P3">3.统计demo目录下所有js文件代码行数，过滤了空行： </text:p>
      <text:p text:style-name="P3">find /demo -name "*.js" |xargs cat|grep -v ^$|wc -l</text:p>
      <text:p text:style-name="P3"/>
      <text:p text:style-name="P3"/>
      <text:p text:style-name="P3"/>
      <text:p text:style-name="P2"><text:a xlink:type="simple" xlink:href="http://www.52souji.net/shell-bash-for-loop-over-string-array/"><text:span text:style-name="T47">shell bash中for循环如何取字符串数组</text:span></text:a></text:p>
      <text:p text:style-name="P3"/>
      <text:p text:style-name="P28"><text:a xlink:type="simple" xlink:href="http://www.52souji.net/conclusion-on-for-statement-in-linux-bash/" office:target-frame-name="_blank" xlink:show="new"><text:span text:style-name="T47">linux bash中for条件语句结构总结</text:span></text:a><text:span text:style-name="T14"> </text:span></text:p>
      <text:p text:style-name="P28"><text:a xlink:type="simple" xlink:href="http://www.52souji.net/conclusion-on-for-statement-in-linux-bash/" office:target-frame-name="_blank" xlink:show="new"><text:span text:style-name="T47">linux bash中for条件语句结构总结</text:span></text:a><text:span text:style-name="T47"> </text:span></text:p>
      <text:p text:style-name="P3"/>
      <text:p text:style-name="P3">## 声明字符串数组 </text:p>
      <text:p text:style-name="P3">declare -a arr=(element1 element2 element3) </text:p>
      <text:p text:style-name="P3"><text:s/></text:p>
      <text:p text:style-name="P3">## 对上面声明的字符串数组进行循环 </text:p>
      <text:p text:style-name="P3">for i in ${arr[@]} </text:p>
      <text:p text:style-name="P3">do </text:p>
      <text:p text:style-name="P3"><text:s text:c="3"/>echo $i # or do whatever with individual element of the array </text:p>
      <text:p text:style-name="P3">done </text:p>
      <text:p text:style-name="P3"><text:s/></text:p>
      <text:p text:style-name="P3"># 也可以通过 ${arr[0]}, ${arr[1]} 使用指定元素</text:p>
      <text:p text:style-name="P3"/>
      <text:p text:style-name="P3"/>
      <text:p text:style-name="P3"/>
      <text:p text:style-name="P3"/>
      <text:p text:style-name="P2"><text:a xlink:type="simple" xlink:href="http://www.linuxidc.com/Linux/2012-07/66766.htm"><text:span text:style-name="T47">常用linux命令</text:span></text:a></text:p>
      <text:h text:style-name="P31" text:outline-level="1"><text:a xlink:type="simple" xlink:href="http://www.bkjia.com/LINUXxt/762605.html"><text:span text:style-name="T47">linux查看当前shell的方法</text:span></text:a></text:h>
      <text:p text:style-name="P3">1、实时查看当前进程中使用的shell种类：推荐 </text:p>
      <text:p text:style-name="P3"/>
      <text:p text:style-name="P3">代码如下: </text:p>
      <text:p text:style-name="P3"/>
      <text:p text:style-name="P3">ps | grep $$ | awk '{print $4}' </text:p>
      <text:p text:style-name="P3"/>
      <text:p text:style-name="P3">（注：$$表示shell的进程号） </text:p>
      <text:p text:style-name="P3"/>
      <text:p text:style-name="P3">2、最常用的查看shell的命令，但不能实时反映当前shell </text:p>
      <text:p text:style-name="P3"/>
      <text:p text:style-name="P3">代码如下: </text:p>
      <text:p text:style-name="P3"><text:soft-page-break/></text:p>
      <text:p text:style-name="P3">$ echo $SHELL </text:p>
      <text:p text:style-name="P3"/>
      <text:p text:style-name="P3">3、更简洁，但并不是所有shell都支持 </text:p>
      <text:p text:style-name="P3"/>
      <text:p text:style-name="P3">代码如下: </text:p>
      <text:p text:style-name="P3"/>
      <text:p text:style-name="P3">$ echo $0 </text:p>
      <text:p text:style-name="P3"/>
      <text:p text:style-name="P3">4、环境变量中shell的匹配查找 </text:p>
      <text:p text:style-name="P3"/>
      <text:p text:style-name="P3">代码如下: </text:p>
      <text:p text:style-name="P3"/>
      <text:p text:style-name="P3">env | grep SHELL </text:p>
      <text:p text:style-name="P3"/>
      <text:p text:style-name="P3">5、口令文件中shell的匹配查找 </text:p>
      <text:p text:style-name="P3"/>
      <text:p text:style-name="P3">代码如下: </text:p>
      <text:p text:style-name="P3"/>
      <text:p text:style-name="P3">cat /etc/passwd | grep muye </text:p>
      <text:p text:style-name="P3"><text:s/></text:p>
      <text:p text:style-name="P3">6、用ps -ef时候 </text:p>
      <text:p text:style-name="P3"/>
      <text:p text:style-name="P3">代码如下: </text:p>
      <text:p text:style-name="P3"/>
      <text:p text:style-name="P3">$ ps -ef | grep $$ | grep -v grep | grep -v ps </text:p>
      <text:p text:style-name="P3"/>
      <text:p text:style-name="P3">注：grep -v 表示取反，如下： </text:p>
      <text:p text:style-name="P3"/>
      <text:p text:style-name="P3">代码如下: </text:p>
      <text:p text:style-name="P3"/>
      <text:p text:style-name="P3">&lt;a href="mailto:muye@bupt:~$"&gt;muye@bupt:~$&lt;/a&gt; ps -ef | grep $$ </text:p>
      <text:p text:style-name="P3">muye 4750 4745 0 15:47 pts/1 00:00:00 bash </text:p>
      <text:p text:style-name="P3">muye 5331 4750 0 16:51 pts/1 00:00:00 ps -ef </text:p>
      <text:p text:style-name="P3">muye 5332 4750 0 16:51 pts/1 00:00:00 grep --color=auto 4750</text:p>
      <text:p text:style-name="P3"/>
      <text:p text:style-name="P3"/>
      <text:p text:style-name="P3">junit <text:s/>测试使用</text:p>
      <text:h text:style-name="P35" text:outline-level="3"><text:a xlink:type="simple" xlink:href="http://www.open-open.com/lib/view/open1328152424546.html"><text:span text:style-name="T47">通过JUnit进行Android单元测试 </text:span></text:a></text:h>
      <text:p text:style-name="P3"/>
      <text:p text:style-name="P3">1.创建业务类</text:p>
      <text:p text:style-name="P3"><text:tab/>添加需要测试的业务方法</text:p>
      <text:p text:style-name="P11">//添加业务方法</text:p>
      <text:p text:style-name="P18"><text:span text:style-name="T8">public</text:span><text:span text:style-name="T13"> </text:span><text:span text:style-name="T8">class</text:span><text:span text:style-name="T13"> calc {</text:span></text:p>
      <text:p text:style-name="P18"><text:span text:style-name="T13"><text:tab/></text:span><text:span text:style-name="T8">public</text:span><text:span text:style-name="T13"> </text:span><text:span text:style-name="T8">int</text:span><text:span text:style-name="T13"> add(</text:span><text:span text:style-name="T8">int</text:span><text:span text:style-name="T13"> x, </text:span><text:span text:style-name="T8">int</text:span><text:span text:style-name="T13"> y) {</text:span></text:p>
      <text:p text:style-name="P18"><text:span text:style-name="T13"><text:tab/><text:tab/></text:span><text:span text:style-name="T8">return</text:span><text:span text:style-name="T13"> x + y;</text:span></text:p>
      <text:p text:style-name="P14"><text:soft-page-break/><text:tab/>}</text:p>
      <text:p text:style-name="P14">}</text:p>
      <text:p text:style-name="P14"/>
      <text:p text:style-name="P3">2.创建测试类</text:p>
      <text:p text:style-name="P3"/>
      <text:p text:style-name="P6"><text:span text:style-name="T13"><text:tab/></text:span><text:span text:style-name="T9">public</text:span><text:span text:style-name="T15"> </text:span><text:span text:style-name="T9">class</text:span><text:span text:style-name="T15"> test </text:span><text:span text:style-name="T9">extends</text:span><text:span text:style-name="T15"> AndroidTestCase {</text:span></text:p>
      <text:p text:style-name="P18"><text:span text:style-name="T13"><text:tab/></text:span><text:span text:style-name="T22">// 异常抛出给测试框架</text:span></text:p>
      <text:p text:style-name="P18"><text:span text:style-name="T13"><text:tab/></text:span><text:span text:style-name="T8">public</text:span><text:span text:style-name="T13"> </text:span><text:span text:style-name="T8">void</text:span><text:span text:style-name="T13"> testAdd() </text:span><text:span text:style-name="T8">throws</text:span><text:span text:style-name="T13"> Exception {</text:span></text:p>
      <text:p text:style-name="P18"><text:span text:style-name="T13"><text:tab/><text:tab/>calc calc = </text:span><text:span text:style-name="T8">new</text:span><text:span text:style-name="T13"> calc();</text:span></text:p>
      <text:p text:style-name="P18"><text:span text:style-name="T13"><text:tab/><text:tab/></text:span><text:span text:style-name="T8">int</text:span><text:span text:style-name="T13"> result = calc.add(3, 5);</text:span></text:p>
      <text:p text:style-name="P14"><text:tab/><text:tab/><text:span text:style-name="T24">assertEquals</text:span>(8, result);</text:p>
      <text:p text:style-name="P14"><text:tab/>}</text:p>
      <text:p text:style-name="P14">}</text:p>
      <text:p text:style-name="P14"/>
      <text:p text:style-name="P14">3.在manifest文件中添加 instrumentation 和 uses-library节点</text:p>
      <text:p text:style-name="P14">可以通过创建junit工程可以自动生成这两个节点</text:p>
      <text:p text:style-name="P16">&lt;!-- 指令集要在manifest节点下 --&gt;</text:p>
      <text:p text:style-name="P18"><text:span text:style-name="T13"><text:s text:c="4"/></text:span><text:span text:style-name="T27">&lt;</text:span><text:span text:style-name="T30">instrumentation</text:span></text:p>
      <text:p text:style-name="P18"><text:s text:c="8"/><text:span text:style-name="T33">android:name</text:span><text:span text:style-name="T13">=</text:span><text:span text:style-name="T38">"android.test.InstrumentationTestRunner"</text:span></text:p>
      <text:p text:style-name="P19"><text:span text:style-name="T26"><text:s text:c="8"/></text:span><text:span text:style-name="T34">android:targetPackage</text:span><text:span text:style-name="T16">=</text:span><text:span text:style-name="T39">"com.example.junit"</text:span><text:span text:style-name="T26"> </text:span><text:span text:style-name="T28">/&gt;</text:span></text:p>
      <text:p text:style-name="P14"/>
      <text:p text:style-name="P16">&lt;!--在application节点下添加库 --&gt;</text:p>
      <text:p text:style-name="P19"><text:span text:style-name="T16"><text:s text:c="8"/></text:span><text:span text:style-name="T28">&lt;</text:span><text:span text:style-name="T31">uses-library</text:span><text:span text:style-name="T26"> </text:span><text:span text:style-name="T34">android:name</text:span><text:span text:style-name="T16">=</text:span><text:span text:style-name="T39">"android.test.runner"</text:span><text:span text:style-name="T26"> </text:span><text:span text:style-name="T28">/&gt;</text:span></text:p>
      <text:p text:style-name="P14"/>
      <text:p text:style-name="P14"/>
      <text:p text:style-name="P14"/>
      <text:p text:style-name="P14"/>
      <text:p text:style-name="P14"/>
      <text:p text:style-name="P15">SDCARD里写文件时报了如下错误：java.io.IOException: Permission denied，这个我们一看就知道往AndroidManifest.xml文件中加入</text:p>
      <text:p text:style-name="P15"/>
      <text:p text:style-name="P18"><text:span text:style-name="T27">&lt;</text:span><text:span text:style-name="T30">uses-permission</text:span><text:span text:style-name="T13"> </text:span><text:span text:style-name="T33">android:name</text:span><text:span text:style-name="T13">=</text:span><text:span text:style-name="T38">"android.permission.WRITE_EXTERNAL_STORAGE"</text:span><text:span text:style-name="T27">/&gt;</text:span></text:p>
      <text:p text:style-name="P17"/>
      <text:p text:style-name="P17"/>
      <text:p text:style-name="P17"/>
      <text:p text:style-name="P17">android 登录器总结</text:p>
      <text:p text:style-name="P17"/>
      <text:p text:style-name="P17">对写文件操作</text:p>
      <text:p text:style-name="P17"/>
      <text:p text:style-name="P18"><text:span text:style-name="T8">public</text:span><text:span text:style-name="T13"> </text:span><text:span text:style-name="T8">class</text:span><text:span text:style-name="T13"> LoginService {</text:span></text:p>
      <text:p text:style-name="P18"><text:span text:style-name="T13"><text:tab/></text:span><text:span text:style-name="T8">public</text:span><text:span text:style-name="T13"> </text:span><text:span text:style-name="T8">static</text:span><text:span text:style-name="T13"> </text:span><text:span text:style-name="T8">boolean</text:span><text:span text:style-name="T13"> saveUserInfo(Context context, String username, String password) {</text:span></text:p>
      <text:p text:style-name="P18"><text:span text:style-name="T13"><text:tab/><text:tab/></text:span><text:span text:style-name="T8">try</text:span><text:span text:style-name="T13"> {</text:span></text:p>
      <text:p text:style-name="P18"><text:span text:style-name="T13"><text:tab/><text:tab/><text:tab/></text:span><text:span text:style-name="T22">//context.getFilesDir();// 返回一个目录</text:span></text:p>
      <text:p text:style-name="P18"><text:span text:style-name="T13"><text:tab/><text:tab/><text:tab/></text:span><text:span text:style-name="T22">//File file = new File(context.getCacheDir(),"info.txt");</text:span></text:p>
      <text:p text:style-name="P18"><text:span text:style-name="T13"><text:tab/><text:tab/><text:tab/>File file = </text:span><text:span text:style-name="T8">new</text:span><text:span text:style-name="T13"> File(context.getCacheDir(),</text:span><text:span text:style-name="T37">"info.txt"</text:span><text:span text:style-name="T13">);</text:span></text:p>
      <text:p text:style-name="P18"><text:span text:style-name="T13"><text:tab/><text:tab/><text:tab/></text:span><text:span text:style-name="T22">//File file = new File("/</text:span><text:span text:style-name="T23">sdcard</text:span><text:span text:style-name="T22">/login.txt");</text:span></text:p>
      <text:p text:style-name="P18"><text:span text:style-name="T13"><text:tab/><text:tab/><text:tab/>FileOutputStream fos = </text:span><text:span text:style-name="T8">new</text:span><text:span text:style-name="T13"> FileOutputStream(file);</text:span></text:p>
      <text:p text:style-name="P18"><text:soft-page-break/><text:span text:style-name="T13"><text:tab/><text:tab/><text:tab/>fos.write((username + </text:span><text:span text:style-name="T37">"##"</text:span><text:span text:style-name="T13"> + password).getBytes());</text:span></text:p>
      <text:p text:style-name="P14"><text:tab/><text:tab/><text:tab/>fos.close();</text:p>
      <text:p text:style-name="P18"><text:span text:style-name="T13"><text:tab/><text:tab/><text:tab/></text:span><text:span text:style-name="T8">return</text:span><text:span text:style-name="T13"> </text:span><text:span text:style-name="T8">true</text:span><text:span text:style-name="T13">;</text:span></text:p>
      <text:p text:style-name="P18"><text:span text:style-name="T13"><text:tab/><text:tab/>} </text:span><text:span text:style-name="T8">catch</text:span><text:span text:style-name="T13"> (Exception e) {</text:span></text:p>
      <text:p text:style-name="P18"><text:span text:style-name="T13"><text:tab/><text:tab/><text:tab/></text:span><text:span text:style-name="T22">// </text:span><text:span text:style-name="T43">TODO</text:span><text:span text:style-name="T22">: handle exception</text:span></text:p>
      <text:p text:style-name="P14"><text:tab/><text:tab/><text:tab/>e.printStackTrace();</text:p>
      <text:p text:style-name="P18"><text:span text:style-name="T13"><text:tab/><text:tab/><text:tab/></text:span><text:span text:style-name="T8">return</text:span><text:span text:style-name="T13"> </text:span><text:span text:style-name="T8">false</text:span><text:span text:style-name="T13">;</text:span></text:p>
      <text:p text:style-name="P14"><text:tab/><text:tab/>}</text:p>
      <text:p text:style-name="P14"><text:tab/>}</text:p>
      <text:p text:style-name="P14"><text:tab/></text:p>
      <text:p text:style-name="P14"/>
      <text:p text:style-name="P18"><text:span text:style-name="T13"><text:tab/></text:span><text:span text:style-name="T8">public</text:span><text:span text:style-name="T13"> </text:span><text:span text:style-name="T8">static</text:span><text:span text:style-name="T13"> Map&lt;String, String&gt; getSaveUserInfo(Context context){</text:span></text:p>
      <text:p text:style-name="P18"><text:span text:style-name="T13"><text:tab/><text:tab/>File file = </text:span><text:span text:style-name="T8">new</text:span><text:span text:style-name="T13"> File(context.getFilesDir(), </text:span><text:span text:style-name="T37">"info.txt"</text:span><text:span text:style-name="T13">);</text:span></text:p>
      <text:p text:style-name="P18"><text:span text:style-name="T13"><text:tab/><text:tab/></text:span><text:span text:style-name="T8">try</text:span><text:span text:style-name="T13"> {</text:span></text:p>
      <text:p text:style-name="P18"><text:span text:style-name="T13"><text:tab/><text:tab/><text:tab/>FileInputStream fis = </text:span><text:span text:style-name="T8">new</text:span><text:span text:style-name="T13"> FileInputStream(file);</text:span></text:p>
      <text:p text:style-name="P18"><text:span text:style-name="T13"><text:tab/><text:tab/><text:tab/>BufferedReader </text:span><text:span text:style-name="T17">bReader</text:span><text:span text:style-name="T13"> = </text:span><text:span text:style-name="T8">new</text:span><text:span text:style-name="T13"> BufferedReader(</text:span><text:span text:style-name="T8">new </text:span><text:span text:style-name="T13">InputStreamReader(fis));</text:span></text:p>
      <text:p text:style-name="P14"><text:tab/><text:tab/><text:tab/>String string = bReader.readLine();</text:p>
      <text:p text:style-name="P14"><text:tab/><text:tab/><text:tab/>bReader.close();</text:p>
      <text:p text:style-name="P18"><text:span text:style-name="T13"><text:tab/><text:tab/><text:tab/>String[] infos = string.split(</text:span><text:span text:style-name="T37">"##"</text:span><text:span text:style-name="T13">);</text:span></text:p>
      <text:p text:style-name="P18"><text:span text:style-name="T13"><text:tab/><text:tab/><text:tab/>Map&lt;String, String&gt; map = </text:span><text:span text:style-name="T8">new</text:span><text:span text:style-name="T13"> HashMap&lt;String, String&gt;();</text:span></text:p>
      <text:p text:style-name="P18"><text:span text:style-name="T13"><text:tab/><text:tab/><text:tab/>map.put(</text:span><text:span text:style-name="T37">"username"</text:span><text:span text:style-name="T13">, infos[0]);</text:span></text:p>
      <text:p text:style-name="P18"><text:span text:style-name="T13"><text:tab/><text:tab/><text:tab/>map.put(</text:span><text:span text:style-name="T37">"password"</text:span><text:span text:style-name="T13">, infos[1]);</text:span></text:p>
      <text:p text:style-name="P18"><text:span text:style-name="T13"><text:tab/><text:tab/><text:tab/></text:span><text:span text:style-name="T8">return</text:span><text:span text:style-name="T13"> map;</text:span></text:p>
      <text:p text:style-name="P14"><text:tab/><text:tab/><text:tab/></text:p>
      <text:p text:style-name="P18"><text:span text:style-name="T13"><text:tab/><text:tab/>} </text:span><text:span text:style-name="T8">catch</text:span><text:span text:style-name="T13"> (Exception e) {</text:span></text:p>
      <text:p text:style-name="P18"><text:span text:style-name="T13"><text:tab/><text:tab/><text:tab/></text:span><text:span text:style-name="T22">// </text:span><text:span text:style-name="T43">TODO</text:span><text:span text:style-name="T22">: handle exception</text:span></text:p>
      <text:p text:style-name="P18"><text:span text:style-name="T13"><text:tab/><text:tab/><text:tab/></text:span><text:span text:style-name="T8">return</text:span><text:span text:style-name="T13"> </text:span><text:span text:style-name="T8">null</text:span><text:span text:style-name="T13">;</text:span></text:p>
      <text:p text:style-name="P14"><text:tab/><text:tab/>}</text:p>
      <text:p text:style-name="P14"><text:tab/>}</text:p>
      <text:p text:style-name="P14">}</text:p>
      <text:p text:style-name="P14"/>
      <text:p text:style-name="P14"/>
      <text:p text:style-name="P18"><text:span text:style-name="T13">获取</text:span><text:span text:style-name="T30">EditText</text:span><text:span text:style-name="T13"> 控件内容操作</text:span></text:p>
      <text:p text:style-name="P18"><text:span text:style-name="T13">String username = </text:span><text:span text:style-name="T44">et_username</text:span><text:span text:style-name="T13">.getText().toString().trim();</text:span></text:p>
      <text:p text:style-name="P18"><text:span text:style-name="T44">et_username</text:span><text:span text:style-name="T13">.setText(map.get(</text:span><text:span text:style-name="T37">"username"</text:span><text:span text:style-name="T13">));</text:span></text:p>
      <text:p text:style-name="P14"/>
      <text:p text:style-name="P14"/>
      <text:p text:style-name="P14">检测判断字符是否为空</text:p>
      <text:p text:style-name="P13">TextUtils.<text:span text:style-name="T24">isEmpty</text:span>(username)</text:p>
      <text:p text:style-name="P13"/>
      <text:p text:style-name="P13"/>
      <text:p text:style-name="P13">土司操作</text:p>
      <text:p text:style-name="P13">Toast.<text:span text:style-name="T24">makeText</text:span>(<text:span text:style-name="T6">this</text:span>, <text:span text:style-name="T37">"login sucess."</text:span>, Toast.<text:span text:style-name="T45">LENGTH_LONG</text:span>).show();</text:p>
      <text:p text:style-name="P13"/>
      <text:p text:style-name="P13"/>
      <text:p text:style-name="P13">文件存取模式总结</text:p>
      <text:p text:style-name="P13">获得被选中的radia id ，更具不的id处理不同的分支</text:p>
      <text:p text:style-name="P13"><text:soft-page-break/><text:span text:style-name="T6">int</text:span> id = <text:span text:style-name="T44">rg_mode</text:span>.getCheckedRadioButtonId();</text:p>
      <text:p text:style-name="P13"/>
      <text:p text:style-name="P13"/>
      <text:h text:style-name="P21" text:outline-level="2"><text:bookmark text:name="t_702eef650100wdoj"/><text:a xlink:type="simple" xlink:href="http://blog.sina.com.cn/s/blog_702eef650100wdoj.html"><text:span text:style-name="T47">grep参数详解</text:span></text:a></text:h>
      <text:h text:style-name="P20" text:outline-level="1"><text:a xlink:type="simple" xlink:href="http://linuxso.com/command/grep.html"><text:span text:style-name="T47">linux grep命令参数及用法详解---linux管道命令grep</text:span></text:a></text:h>
      <text:h text:style-name="P22" text:outline-level="2"><text:bookmark text:name="cb_post_title_url4"/><text:a xlink:type="simple" xlink:href="http://www.cnblogs.com/fullhouse/archive/2011/07/17/2108786.html">Linux统计文件行数</text:a></text:h>
      <text:p text:style-name="P13"/>
      <text:p text:style-name="P13"/>
      <text:p text:style-name="P13"/>
      <text:p text:style-name="P13"/>
      <text:p text:style-name="P13">Android 日志信息，区分等级</text:p>
      <text:p text:style-name="P13"/>
      <text:p text:style-name="P13">verbose <text:s/>提醒</text:p>
      <text:p text:style-name="P13">debug <text:s/>调试</text:p>
      <text:p text:style-name="P13">info <text:s/>信息</text:p>
      <text:p text:style-name="P13">warn <text:s/>警告</text:p>
      <text:p text:style-name="P13">error 错误</text:p>
      <text:p text:style-name="P13"/>
      <text:p text:style-name="P13"/>
      <text:p text:style-name="P13"/>
      <text:p text:style-name="P13">获取sd卡空间总结</text:p>
      <text:p text:style-name="P13"/>
      <text:p text:style-name="P13">File path = Environment.<text:span text:style-name="T24">getExternalStorageDirectory</text:span>();<text:span text:style-name="T22">// 外部存储空间</text:span></text:p>
      <text:p text:style-name="P40"><text:span text:style-name="T22">// File path = Environment.getDataDirectory();// 内部空间</text:span></text:p>
      <text:p text:style-name="P40"><text:span text:style-name="T13">StatFs stat = </text:span><text:span text:style-name="T8">new</text:span><text:span text:style-name="T13"> StatFs(path.getPath());</text:span></text:p>
      <text:p text:style-name="P40"><text:span text:style-name="T8">long</text:span><text:span text:style-name="T13"> blockSize = stat.</text:span><text:span text:style-name="T20">getBlockSize</text:span><text:span text:style-name="T17">()</text:span><text:span text:style-name="T13">;</text:span></text:p>
      <text:p text:style-name="P40"><text:span text:style-name="T8">long</text:span><text:span text:style-name="T13"> totalBlocks = stat.</text:span><text:span text:style-name="T20">getBlockCount</text:span><text:span text:style-name="T17">()</text:span><text:span text:style-name="T13">;</text:span></text:p>
      <text:p text:style-name="P40"><text:span text:style-name="T8">long</text:span><text:span text:style-name="T13"> availableBlocks = stat.</text:span><text:span text:style-name="T20">getAvailableBlocks</text:span><text:span text:style-name="T17">()</text:span><text:span text:style-name="T13">;</text:span></text:p>
      <text:p text:style-name="P40"/>
      <text:p text:style-name="P40"><text:span text:style-name="T8">long</text:span><text:span text:style-name="T13"> totalSize = blockSize * totalBlocks;</text:span></text:p>
      <text:p text:style-name="P40"><text:span text:style-name="T8">long</text:span><text:span text:style-name="T13"> availSize = blockSize * availableBlocks;</text:span></text:p>
      <text:p text:style-name="P40"/>
      <text:p text:style-name="P40"><text:span text:style-name="T13">String </text:span><text:span text:style-name="T17">totalStrl</text:span><text:span text:style-name="T13"> = Formatter.</text:span><text:span text:style-name="T18">formatFileSize</text:span><text:span text:style-name="T13">(</text:span><text:span text:style-name="T8">this</text:span><text:span text:style-name="T13">, totalSize);</text:span></text:p>
      <text:p text:style-name="P40"><text:span text:style-name="T13">String </text:span><text:span text:style-name="T17">availString</text:span><text:span text:style-name="T13"> = Formatter.</text:span><text:span text:style-name="T18">formatFileSize</text:span><text:span text:style-name="T13">(</text:span><text:span text:style-name="T8">this</text:span><text:span text:style-name="T13">, availSize);</text:span></text:p>
      <text:p text:style-name="P40"/>
      <text:p text:style-name="P40"><text:span text:style-name="T13">tView.setText(</text:span><text:span text:style-name="T37">"sd total size ="</text:span><text:span text:style-name="T13">+totalSize + </text:span><text:span text:style-name="T37">"\n"</text:span><text:span text:style-name="T13"> + </text:span><text:span text:style-name="T37">"sd avail size ="</text:span><text:span text:style-name="T13"> + availSize);</text:span></text:p>
      <text:p text:style-name="P40"><text:span text:style-name="T13"/></text:p>
      <text:p text:style-name="P40"><text:span text:style-name="T13">代码参考android settings源码</text:span></text:p>
      <text:p text:style-name="P40"><text:span text:style-name="T13"/></text:p>
      <text:p text:style-name="P40"><text:span text:style-name="T13"/></text:p>
      <text:p text:style-name="P41"><text:span text:style-name="T13">sharePreferences <text:s/>使用</text:span></text:p>
      <text:p text:style-name="P40"><text:span text:style-name="T13">保存为 &lt;map&gt;&lt;/map&gt; 节点的xml文件</text:span></text:p>
      <text:p text:style-name="P40"><text:span text:style-name="T13"/></text:p>
      <text:p text:style-name="P40"><text:span text:style-name="T13">set：</text:span></text:p>
      <text:p text:style-name="P40"><text:span text:style-name="T13"><text:tab/></text:span><text:span text:style-name="T8">public</text:span><text:span text:style-name="T13"> </text:span><text:span text:style-name="T8">static</text:span><text:span text:style-name="T13"> </text:span><text:span text:style-name="T8">void</text:span><text:span text:style-name="T13"> saveUserInfo2(Context context, String username, String password){</text:span></text:p>
      <text:p text:style-name="P40"><text:soft-page-break/><text:span text:style-name="T13"><text:tab/><text:tab/>SharedPreferences sPreferences = context.getSharedPreferences(</text:span><text:span text:style-name="T37">"config"</text:span><text:span text:style-name="T13">, Context.</text:span><text:span text:style-name="T45">MODE_PRIVATE</text:span><text:span text:style-name="T13">);</text:span></text:p>
      <text:p text:style-name="P39"><text:tab/><text:tab/>Editor editor = sPreferences.edit();</text:p>
      <text:p text:style-name="P40"><text:span text:style-name="T13"><text:tab/><text:tab/>editor.putString(</text:span><text:span text:style-name="T37">"username"</text:span><text:span text:style-name="T13">, username);</text:span></text:p>
      <text:p text:style-name="P40"><text:span text:style-name="T13"><text:tab/><text:tab/>editor.putString(</text:span><text:span text:style-name="T37">"username"</text:span><text:span text:style-name="T13">, username);</text:span></text:p>
      <text:p text:style-name="P39"><text:tab/><text:tab/>editor.commit();</text:p>
      <text:p text:style-name="P40"><text:span text:style-name="T13"><text:tab/>}</text:span></text:p>
      <text:p text:style-name="P40"><text:span text:style-name="T13"/></text:p>
      <text:p text:style-name="P40"><text:span text:style-name="T13"/></text:p>
      <text:p text:style-name="P40"><text:span text:style-name="T13">get：</text:span></text:p>
      <text:p text:style-name="P40"><text:span text:style-name="T13"/></text:p>
      <text:p text:style-name="P40"><text:span text:style-name="T13"><text:tab/><text:tab/>SharedPreferences sPreferences = getSharedPreferences(</text:span><text:span text:style-name="T37">"config"</text:span><text:span text:style-name="T13">, </text:span><text:span text:style-name="T45">MODE_PRIVATE</text:span><text:span text:style-name="T13">);</text:span></text:p>
      <text:p text:style-name="P40"><text:span text:style-name="T13"><text:tab/><text:tab/>String username = sPreferences.getString(</text:span><text:span text:style-name="T37">"username"</text:span><text:span text:style-name="T13">, </text:span><text:span text:style-name="T37">""</text:span><text:span text:style-name="T13">);</text:span></text:p>
      <text:p text:style-name="P40"><text:span text:style-name="T13"><text:tab/><text:tab/></text:span><text:span text:style-name="T44">et_username</text:span><text:span text:style-name="T13">.setText(username);</text:span></text:p>
      <text:p text:style-name="P40"><text:span text:style-name="T13"><text:tab/><text:tab/>String password = sPreferences.getString(</text:span><text:span text:style-name="T37">"password"</text:span><text:span text:style-name="T13">, </text:span><text:span text:style-name="T37">""</text:span><text:span text:style-name="T13">);</text:span></text:p>
      <text:p text:style-name="P40"><text:span text:style-name="T13"><text:tab/><text:tab/></text:span><text:span text:style-name="T44">et_username</text:span><text:span text:style-name="T13">.setText(password);</text:span></text:p>
      <text:p text:style-name="P40"><text:span text:style-name="T13"/></text:p>
      <text:p text:style-name="P40"><text:span text:style-name="T13"/></text:p>
      <text:p text:style-name="P40"><text:span text:style-name="T13"/></text:p>
      <text:p text:style-name="P40"><text:span text:style-name="T13">生成xml文件</text:span></text:p>
      <text:p text:style-name="P40"><text:span text:style-name="T13">source → generate getter and setter. <text:s text:c="3"/>//生成get，set方法</text:span></text:p>
      <text:p text:style-name="P40"><text:span text:style-name="T13">source → generate constructor using fields. <text:s/>//生成构造函数</text:span></text:p>
      <text:p text:style-name="P40"><text:span text:style-name="T13"/></text:p>
      <text:p text:style-name="P40"><text:span text:style-name="T13">用 StringBuffer方式：</text:span></text:p>
      <text:p text:style-name="P40"><text:span text:style-name="T13"/></text:p>
      <text:p text:style-name="P40"><text:span text:style-name="T13"><text:tab/></text:span><text:span text:style-name="T8">public</text:span><text:span text:style-name="T13"> </text:span><text:span text:style-name="T8">void</text:span><text:span text:style-name="T13"> backSms(View view) {</text:span></text:p>
      <text:p text:style-name="P40"><text:span text:style-name="T13"><text:tab/><text:tab/>StringBuffer sBuffer = </text:span><text:span text:style-name="T8">new</text:span><text:span text:style-name="T13"> StringBuffer();</text:span></text:p>
      <text:p text:style-name="P40"><text:span text:style-name="T13"><text:tab/><text:tab/>sBuffer.append(</text:span><text:span text:style-name="T37">"&lt;smss&gt;"</text:span><text:span text:style-name="T13">);</text:span></text:p>
      <text:p text:style-name="P40"><text:span text:style-name="T13"><text:tab/><text:tab/></text:span><text:span text:style-name="T8">for</text:span><text:span text:style-name="T13"> (SmsInfo info : </text:span><text:span text:style-name="T44">smsInfos</text:span><text:span text:style-name="T13">) {</text:span></text:p>
      <text:p text:style-name="P40"><text:span text:style-name="T13"><text:tab/><text:tab/><text:tab/>sBuffer.append(</text:span><text:span text:style-name="T37">"&lt;sms&gt;"</text:span><text:span text:style-name="T13">);</text:span></text:p>
      <text:p text:style-name="P40"/>
      <text:p text:style-name="P40"><text:span text:style-name="T13"><text:tab/><text:tab/><text:tab/>sBuffer.append(</text:span><text:span text:style-name="T37">"&lt;address&gt;"</text:span><text:span text:style-name="T13">);</text:span></text:p>
      <text:p text:style-name="P39"><text:tab/><text:tab/><text:tab/>sBuffer.append(info.getAddress());</text:p>
      <text:p text:style-name="P40"><text:span text:style-name="T13"><text:tab/><text:tab/><text:tab/>sBuffer.append(</text:span><text:span text:style-name="T37">"&lt;/address&gt;"</text:span><text:span text:style-name="T13">);</text:span></text:p>
      <text:p text:style-name="P40"><text:span text:style-name="T13"><text:tab/><text:tab/><text:tab/></text:span><text:span text:style-name="T22">// ............</text:span></text:p>
      <text:p text:style-name="P40"/>
      <text:p text:style-name="P40"><text:span text:style-name="T13"><text:tab/><text:tab/><text:tab/>sBuffer.append(</text:span><text:span text:style-name="T37">"&lt;/sms&gt;"</text:span><text:span text:style-name="T13">);</text:span></text:p>
      <text:p text:style-name="P39"><text:tab/><text:tab/>}</text:p>
      <text:p text:style-name="P40"><text:span text:style-name="T13"><text:tab/><text:tab/>sBuffer.append(</text:span><text:span text:style-name="T37">"&lt;/smss&gt;"</text:span><text:span text:style-name="T13">);</text:span></text:p>
      <text:p text:style-name="P39"><text:tab/><text:tab/></text:p>
      <text:p text:style-name="P40"><text:span text:style-name="T13"><text:tab/><text:tab/></text:span><text:span text:style-name="T8">try</text:span><text:span text:style-name="T13"> {</text:span></text:p>
      <text:p text:style-name="P40"><text:span text:style-name="T13"><text:tab/><text:tab/><text:tab/>File file = </text:span><text:span text:style-name="T8">new</text:span><text:span text:style-name="T13"> File(Environment.</text:span><text:span text:style-name="T18">getExternalStorageDirectory</text:span><text:span text:style-name="T13">(),</text:span><text:span text:style-name="T37">"backup.xml"</text:span><text:span text:style-name="T13">);</text:span></text:p>
      <text:p text:style-name="P40"><text:span text:style-name="T13"><text:tab/><text:tab/><text:tab/>FileOutputStream fos = </text:span><text:span text:style-name="T8">new</text:span><text:span text:style-name="T13"> FileOutputStream(file);</text:span></text:p>
      <text:p text:style-name="P39"><text:tab/><text:tab/><text:tab/>fos.write(sBuffer.toString().getBytes());</text:p>
      <text:p text:style-name="P39"><text:tab/><text:tab/><text:tab/>fos.close();</text:p>
      <text:p text:style-name="P40"><text:span text:style-name="T13"><text:tab/><text:tab/><text:tab/></text:span><text:span text:style-name="T17">Toast.</text:span><text:span text:style-name="T19">makeText</text:span><text:span text:style-name="T17">(</text:span><text:span text:style-name="T10">this</text:span><text:span text:style-name="T17">, </text:span><text:span text:style-name="T42">"sava success."</text:span><text:span text:style-name="T17">, 0)</text:span><text:span text:style-name="T13">;</text:span></text:p>
      <text:p text:style-name="P40"><text:span text:style-name="T13"><text:tab/><text:tab/>} </text:span><text:span text:style-name="T8">catch</text:span><text:span text:style-name="T13"> (IOException e) {</text:span></text:p>
      <text:p text:style-name="P40"><text:span text:style-name="T13"><text:tab/><text:tab/><text:tab/></text:span><text:span text:style-name="T22">// </text:span><text:span text:style-name="T43">TODO</text:span><text:span text:style-name="T22"> Auto-generated catch block</text:span></text:p>
      <text:p text:style-name="P39"><text:tab/><text:tab/><text:tab/>e.printStackTrace();</text:p>
      <text:p text:style-name="P40"><text:span text:style-name="T13"><text:tab/><text:tab/><text:tab/></text:span><text:span text:style-name="T17">Toast.</text:span><text:span text:style-name="T19">makeText</text:span><text:span text:style-name="T17">(</text:span><text:span text:style-name="T10">this</text:span><text:span text:style-name="T17">, </text:span><text:span text:style-name="T42">"sava fail."</text:span><text:span text:style-name="T17">, 0)</text:span><text:span text:style-name="T13">;</text:span></text:p>
      <text:p text:style-name="P39"><text:tab/><text:tab/>}</text:p>
      <text:p text:style-name="P40"><text:span text:style-name="T13"><text:tab/>}</text:span></text:p>
      <text:p text:style-name="P40"><text:span text:style-name="T13"/></text:p>
      <text:p text:style-name="P40"><text:span text:style-name="T13"/></text:p>
      <text:p text:style-name="P40"><text:soft-page-break/><text:span text:style-name="T13"/></text:p>
      <text:p text:style-name="P40"><text:span text:style-name="T13"/></text:p>
      <text:p text:style-name="P40"><text:span text:style-name="T13"/></text:p>
      <text:p text:style-name="P40"><text:span text:style-name="T13"/></text:p>
      <text:p text:style-name="P40"><text:span text:style-name="T13"/></text:p>
      <text:p text:style-name="P41"><text:span text:style-name="T13">用 XmlSerializer方式实现SharePreferences 效果：</text:span></text:p>
      <text:p text:style-name="P40"><text:span text:style-name="T13"/></text:p>
      <text:p text:style-name="P40"><text:span text:style-name="T13"><text:tab/></text:span><text:span text:style-name="T8">public</text:span><text:span text:style-name="T13"> </text:span><text:span text:style-name="T8">void</text:span><text:span text:style-name="T13"> backSms2(View view) {</text:span></text:p>
      <text:p text:style-name="P40"><text:span text:style-name="T13"><text:tab/><text:tab/></text:span><text:span text:style-name="T8">try</text:span><text:span text:style-name="T13"> {</text:span></text:p>
      <text:p text:style-name="P39"><text:tab/><text:tab/><text:tab/>XmlSerializer serializer = Xml.<text:span text:style-name="T24">newSerializer</text:span>();</text:p>
      <text:p text:style-name="P40"><text:span text:style-name="T13"><text:tab/><text:tab/><text:tab/>File file = </text:span><text:span text:style-name="T8">new</text:span><text:span text:style-name="T13"> File(Environment.</text:span><text:span text:style-name="T18">getExternalStorageDirectory</text:span><text:span text:style-name="T13">(),</text:span></text:p>
      <text:p text:style-name="P40"><text:span text:style-name="T13"><text:tab/><text:tab/><text:tab/><text:tab/><text:tab/></text:span><text:span text:style-name="T37">"backup2.xml"</text:span><text:span text:style-name="T13">);</text:span></text:p>
      <text:p text:style-name="P40"><text:span text:style-name="T13"><text:tab/><text:tab/><text:tab/>FileOutputStream fos = </text:span><text:span text:style-name="T8">new</text:span><text:span text:style-name="T13"> FileOutputStream(file);</text:span></text:p>
      <text:p text:style-name="P40"><text:span text:style-name="T13"><text:tab/><text:tab/><text:tab/>serializer.setOutput(fos, </text:span><text:span text:style-name="T37">"utf-8"</text:span><text:span text:style-name="T13">);</text:span></text:p>
      <text:p text:style-name="P40"><text:span text:style-name="T13"><text:tab/><text:tab/><text:tab/>serializer.startDocument(</text:span><text:span text:style-name="T37">"utf-8"</text:span><text:span text:style-name="T13">, </text:span><text:span text:style-name="T8">true</text:span><text:span text:style-name="T13">);</text:span></text:p>
      <text:p text:style-name="P40"/>
      <text:p text:style-name="P40"><text:span text:style-name="T13"><text:tab/><text:tab/><text:tab/></text:span><text:span text:style-name="T8">for</text:span><text:span text:style-name="T13"> (SmsInfo info : </text:span><text:span text:style-name="T44">smsInfos</text:span><text:span text:style-name="T13">) {</text:span></text:p>
      <text:p text:style-name="P40"><text:span text:style-name="T13"><text:tab/><text:tab/><text:tab/><text:tab/>serializer.startTag(</text:span><text:span text:style-name="T8">null</text:span><text:span text:style-name="T13">, </text:span><text:span text:style-name="T37">"smss"</text:span><text:span text:style-name="T13">);</text:span></text:p>
      <text:p text:style-name="P40"><text:span text:style-name="T13"><text:tab/><text:tab/><text:tab/><text:tab/>serializer.attribute(</text:span><text:span text:style-name="T8">null</text:span><text:span text:style-name="T13">, </text:span><text:span text:style-name="T37">"id"</text:span><text:span text:style-name="T13">, info.getId() + </text:span><text:span text:style-name="T37">""</text:span><text:span text:style-name="T13">);</text:span></text:p>
      <text:p text:style-name="P40"/>
      <text:p text:style-name="P40"><text:span text:style-name="T13"><text:tab/><text:tab/><text:tab/><text:tab/>serializer.startTag(</text:span><text:span text:style-name="T8">null</text:span><text:span text:style-name="T13">, </text:span><text:span text:style-name="T37">"body"</text:span><text:span text:style-name="T13">);</text:span></text:p>
      <text:p text:style-name="P39"><text:tab/><text:tab/><text:tab/><text:tab/>serializer.text(info.getBody());</text:p>
      <text:p text:style-name="P40"><text:span text:style-name="T13"><text:tab/><text:tab/><text:tab/><text:tab/>serializer.endTag(</text:span><text:span text:style-name="T8">null</text:span><text:span text:style-name="T13">, </text:span><text:span text:style-name="T37">"body"</text:span><text:span text:style-name="T13">);</text:span></text:p>
      <text:p text:style-name="P40"/>
      <text:p text:style-name="P40"><text:span text:style-name="T13"><text:tab/><text:tab/><text:tab/><text:tab/>serializer.endTag(</text:span><text:span text:style-name="T8">null</text:span><text:span text:style-name="T13">, </text:span><text:span text:style-name="T37">"smss"</text:span><text:span text:style-name="T13">);</text:span></text:p>
      <text:p text:style-name="P39"><text:tab/><text:tab/><text:tab/>}</text:p>
      <text:p text:style-name="P39"><text:tab/><text:tab/><text:tab/>fos.close();</text:p>
      <text:p text:style-name="P40"><text:span text:style-name="T13"><text:tab/><text:tab/><text:tab/></text:span><text:span text:style-name="T17">Toast.</text:span><text:span text:style-name="T19">makeText</text:span><text:span text:style-name="T17">(</text:span><text:span text:style-name="T10">this</text:span><text:span text:style-name="T17">, </text:span><text:span text:style-name="T42">"sava success."</text:span><text:span text:style-name="T17">, 0)</text:span><text:span text:style-name="T13">;</text:span></text:p>
      <text:p text:style-name="P40"/>
      <text:p text:style-name="P40"><text:span text:style-name="T13"><text:tab/><text:tab/>} </text:span><text:span text:style-name="T8">catch</text:span><text:span text:style-name="T13"> (IOException e) {</text:span></text:p>
      <text:p text:style-name="P40"><text:span text:style-name="T13"><text:tab/><text:tab/><text:tab/></text:span><text:span text:style-name="T22">// </text:span><text:span text:style-name="T43">TODO</text:span><text:span text:style-name="T22"> Auto-generated catch block</text:span></text:p>
      <text:p text:style-name="P39"><text:tab/><text:tab/><text:tab/>e.printStackTrace();</text:p>
      <text:p text:style-name="P40"><text:span text:style-name="T13"><text:tab/><text:tab/><text:tab/></text:span><text:span text:style-name="T17">Toast.</text:span><text:span text:style-name="T19">makeText</text:span><text:span text:style-name="T17">(</text:span><text:span text:style-name="T10">this</text:span><text:span text:style-name="T17">, </text:span><text:span text:style-name="T42">"sava fail."</text:span><text:span text:style-name="T17">, 0)</text:span><text:span text:style-name="T13">;</text:span></text:p>
      <text:p text:style-name="P39"><text:tab/><text:tab/>}</text:p>
      <text:p text:style-name="P39"><text:tab/>}</text:p>
      <text:p text:style-name="P40"><text:span text:style-name="T13"/></text:p>
      <text:p text:style-name="P40"><text:span text:style-name="T13"/></text:p>
      <text:p text:style-name="P40"><text:span text:style-name="T13"/></text:p>
      <text:p text:style-name="P40"><text:span text:style-name="T13"/></text:p>
      <text:p text:style-name="P40"><text:span text:style-name="T13"/></text:p>
      <text:h text:style-name="P45" text:outline-level="1"><text:a xlink:type="simple" xlink:href="http://blog.csdn.net/ws11352369/article/details/17289297">类加载器 </text:a><text:span text:style-name="T13">简介</text:span></text:h>
      <text:p text:style-name="P40"><text:span text:style-name="T13"/></text:p>
      <text:p text:style-name="P41"><text:span text:style-name="T13">xml文件的解析</text:span></text:p>
      <text:p text:style-name="P40"><text:span text:style-name="T13"/></text:p>
      <text:p text:style-name="P40"><text:span text:style-name="T13">DOM 解析，加载到内存中，生成一个树状结构，消耗内存比较大</text:span></text:p>
      <text:p text:style-name="P40"><text:span text:style-name="T13">SAX 解析，基于事件的方式，速度块，效率高，不能倒退</text:span></text:p>
      <text:p text:style-name="P40"><text:span text:style-name="T13">Pull 解析，android应用。</text:span></text:p>
      <text:p text:style-name="P40"><text:span text:style-name="T13"/></text:p>
      <text:p text:style-name="P40"><text:span text:style-name="T13">1.数据集合类，规划拼装的数据</text:span></text:p>
      <text:p text:style-name="P40"><text:span text:style-name="T13"/></text:p>
      <text:p text:style-name="P40"><text:span text:style-name="T13"><text:tab/></text:span><text:span text:style-name="T8">private</text:span><text:span text:style-name="T13"> </text:span><text:span text:style-name="T8">int</text:span><text:span text:style-name="T13"> </text:span><text:span text:style-name="T44">id</text:span><text:span text:style-name="T13">;</text:span></text:p>
      <text:p text:style-name="P40"><text:span text:style-name="T13"><text:tab/></text:span><text:span text:style-name="T8">private</text:span><text:span text:style-name="T13"> String </text:span><text:span text:style-name="T44">name</text:span><text:span text:style-name="T13">;</text:span></text:p>
      <text:p text:style-name="P40"><text:span text:style-name="T13"><text:tab/></text:span><text:span text:style-name="T8">private</text:span><text:span text:style-name="T13"> String </text:span><text:span text:style-name="T44">wind</text:span><text:span text:style-name="T13">;</text:span></text:p>
      <text:p text:style-name="P40"><text:soft-page-break/><text:span text:style-name="T13"><text:tab/></text:span><text:span text:style-name="T8">private</text:span><text:span text:style-name="T13"> String </text:span><text:span text:style-name="T44">weather</text:span><text:span text:style-name="T13">;</text:span></text:p>
      <text:p text:style-name="P40"><text:span text:style-name="T13"><text:tab/></text:span><text:span text:style-name="T8">private</text:span><text:span text:style-name="T13"> String </text:span><text:span text:style-name="T44">temp</text:span><text:span text:style-name="T13">;</text:span></text:p>
      <text:p text:style-name="P40"><text:span text:style-name="T13"><text:tab/></text:span><text:span text:style-name="T8">private</text:span><text:span text:style-name="T13"> String </text:span><text:span text:style-name="T44">pm</text:span><text:span text:style-name="T13">;</text:span></text:p>
      <text:p text:style-name="P40"><text:span text:style-name="T13"/></text:p>
      <text:p text:style-name="P40"><text:span text:style-name="T13"><text:tab/>a.生成get，set函数</text:span></text:p>
      <text:p text:style-name="P40"><text:span text:style-name="T13"><text:tab/>b.生成toString函数，方便显示到TextView</text:span></text:p>
      <text:p text:style-name="P40"><text:span text:style-name="T13"/></text:p>
      <text:p text:style-name="P41"><text:span text:style-name="T13">2.业务类，实现对xml的解析：</text:span></text:p>
      <text:p text:style-name="P40"><text:span text:style-name="T13"/></text:p>
      <text:p text:style-name="P40"><text:span text:style-name="T13"><text:tab/></text:span><text:span text:style-name="T8">public</text:span><text:span text:style-name="T13"> </text:span><text:span text:style-name="T8">static</text:span><text:span text:style-name="T13"> List&lt;WeatherInfos&gt; getWeatherInfos(InputStream inputStream)</text:span></text:p>
      <text:p text:style-name="P40"><text:span text:style-name="T13"><text:tab/><text:tab/><text:tab/></text:span><text:span text:style-name="T8">throws</text:span><text:span text:style-name="T13"> Exception {</text:span></text:p>
      <text:p text:style-name="P39"><text:tab/><text:tab/><text:span text:style-name="T12">XmlPullParser parser = Xml.</text:span><text:span text:style-name="T25">newPullParser</text:span><text:span text:style-name="T12">();</text:span></text:p>
      <text:p text:style-name="P40"><text:span text:style-name="T13"><text:tab/><text:tab/></text:span><text:span text:style-name="T22">// 初始化解析器</text:span></text:p>
      <text:p text:style-name="P40"><text:span text:style-name="T13"><text:tab/><text:tab/>parser.setInput(inputStream, </text:span><text:span text:style-name="T37">"utf-8"</text:span><text:span text:style-name="T13">);</text:span></text:p>
      <text:p text:style-name="P39"><text:tab/><text:tab/></text:p>
      <text:p text:style-name="P40"><text:span text:style-name="T13"><text:tab/><text:tab/>List&lt;WeatherInfos&gt; weatherInfos = </text:span><text:span text:style-name="T8">null</text:span><text:span text:style-name="T13">;</text:span></text:p>
      <text:p text:style-name="P40"><text:span text:style-name="T13"><text:tab/><text:tab/>WeatherInfos weatherInfo = </text:span><text:span text:style-name="T8">null</text:span><text:span text:style-name="T13">;</text:span></text:p>
      <text:p text:style-name="P40"/>
      <text:p text:style-name="P40"><text:span text:style-name="T13"><text:tab/><text:tab/></text:span><text:span text:style-name="T8">int</text:span><text:span text:style-name="T21"> type = parser.getEventType();</text:span></text:p>
      <text:p text:style-name="P40"><text:span text:style-name="T13"><text:tab/><text:tab/></text:span><text:span text:style-name="T8">while</text:span><text:span text:style-name="T13"> (type != XmlPullParser.</text:span><text:span text:style-name="T45">END_DOCUMENT</text:span><text:span text:style-name="T13">) {</text:span></text:p>
      <text:p text:style-name="P40"/>
      <text:p text:style-name="P40"><text:span text:style-name="T13"><text:tab/><text:tab/><text:tab/></text:span><text:span text:style-name="T8">switch</text:span><text:span text:style-name="T13"> (type) {</text:span></text:p>
      <text:p text:style-name="P40"><text:span text:style-name="T13"><text:tab/><text:tab/><text:tab/></text:span><text:span text:style-name="T8">case</text:span><text:span text:style-name="T13"> XmlPullParser.</text:span><text:span text:style-name="T45">START_TAG</text:span><text:span text:style-name="T13">:</text:span></text:p>
      <text:p text:style-name="P40"><text:span text:style-name="T13"><text:tab/><text:tab/><text:tab/><text:tab/></text:span><text:span text:style-name="T8">if</text:span><text:span text:style-name="T13"> (</text:span><text:span text:style-name="T37">"infos"</text:span><text:span text:style-name="T13">.equals(parser.getName())) {</text:span></text:p>
      <text:p text:style-name="P40"><text:span text:style-name="T13"><text:tab/><text:tab/><text:tab/><text:tab/><text:tab/></text:span><text:span text:style-name="T22">// 解析到全局开始标签</text:span></text:p>
      <text:p text:style-name="P40"><text:span text:style-name="T13"><text:tab/><text:tab/><text:tab/><text:tab/><text:tab/>weatherInfos = </text:span><text:span text:style-name="T8">new</text:span><text:span text:style-name="T13"> ArrayList&lt;WeatherInfos&gt;();</text:span></text:p>
      <text:p text:style-name="P40"><text:span text:style-name="T13"><text:tab/><text:tab/><text:tab/><text:tab/>} </text:span><text:span text:style-name="T8">else</text:span><text:span text:style-name="T13"> </text:span><text:span text:style-name="T8">if</text:span><text:span text:style-name="T13"> (</text:span><text:span text:style-name="T37">"city"</text:span><text:span text:style-name="T13">.equals(parser.getName())) {</text:span></text:p>
      <text:p text:style-name="P40"><text:span text:style-name="T13"><text:tab/><text:tab/><text:tab/><text:tab/><text:tab/>weatherInfo = </text:span><text:span text:style-name="T8">new</text:span><text:span text:style-name="T13"> WeatherInfos();</text:span></text:p>
      <text:p text:style-name="P40"><text:span text:style-name="T13"><text:tab/><text:tab/><text:tab/><text:tab/><text:tab/>String idsString = parser.getAttributeValue(0);</text:span><text:span text:style-name="T22">//获取节点属性</text:span></text:p>
      <text:p text:style-name="P39"><text:tab/><text:tab/><text:tab/><text:tab/><text:tab/>weatherInfo.setId(Integer.<text:span text:style-name="T24">parseInt</text:span>(idsString));</text:p>
      <text:p text:style-name="P40"><text:span text:style-name="T13"><text:tab/><text:tab/><text:tab/><text:tab/>} </text:span><text:span text:style-name="T8">else</text:span><text:span text:style-name="T13"> </text:span><text:span text:style-name="T8">if</text:span><text:span text:style-name="T13"> (</text:span><text:span text:style-name="T37">"temp"</text:span><text:span text:style-name="T13">.equals(parser.getName())) {</text:span></text:p>
      <text:p text:style-name="P39"><text:tab/><text:tab/><text:tab/><text:tab/><text:tab/>String temp = parser.nextText();</text:p>
      <text:p text:style-name="P39"><text:tab/><text:tab/><text:tab/><text:tab/><text:tab/>weatherInfo.setTemp(temp);</text:p>
      <text:p text:style-name="P40"><text:span text:style-name="T13"><text:tab/><text:tab/><text:tab/><text:tab/>} </text:span><text:span text:style-name="T8">else</text:span><text:span text:style-name="T13"> </text:span><text:span text:style-name="T8">if</text:span><text:span text:style-name="T13"> (</text:span><text:span text:style-name="T37">"weather"</text:span><text:span text:style-name="T13">.equals(parser.getName())) {</text:span></text:p>
      <text:p text:style-name="P39"><text:tab/><text:tab/><text:tab/><text:tab/><text:tab/>String weather = parser.nextText();</text:p>
      <text:p text:style-name="P39"><text:tab/><text:tab/><text:tab/><text:tab/><text:tab/>weatherInfo.setWeather(weather);</text:p>
      <text:p text:style-name="P40"><text:span text:style-name="T13"><text:tab/><text:tab/><text:tab/><text:tab/>} </text:span><text:span text:style-name="T8">else</text:span><text:span text:style-name="T13"> </text:span><text:span text:style-name="T8">if</text:span><text:span text:style-name="T13"> (</text:span><text:span text:style-name="T37">"wind"</text:span><text:span text:style-name="T13">.equals(parser.getName())) {</text:span></text:p>
      <text:p text:style-name="P39"><text:tab/><text:tab/><text:tab/><text:tab/><text:tab/>String wind = parser.nextText();</text:p>
      <text:p text:style-name="P39"><text:tab/><text:tab/><text:tab/><text:tab/><text:tab/>weatherInfo.setWind(wind);</text:p>
      <text:p text:style-name="P40"><text:span text:style-name="T13"><text:tab/><text:tab/><text:tab/><text:tab/>} </text:span><text:span text:style-name="T8">else</text:span><text:span text:style-name="T13"> </text:span><text:span text:style-name="T8">if</text:span><text:span text:style-name="T13"> (</text:span><text:span text:style-name="T37">"name"</text:span><text:span text:style-name="T13">.equals(parser.getName())) {</text:span></text:p>
      <text:p text:style-name="P39"><text:tab/><text:tab/><text:tab/><text:tab/><text:tab/>String name = parser.nextText();</text:p>
      <text:p text:style-name="P39"><text:tab/><text:tab/><text:tab/><text:tab/><text:tab/>weatherInfo.setName(name);</text:p>
      <text:p text:style-name="P40"><text:span text:style-name="T13"><text:tab/><text:tab/><text:tab/><text:tab/>} </text:span><text:span text:style-name="T8">else</text:span><text:span text:style-name="T13"> </text:span><text:span text:style-name="T8">if</text:span><text:span text:style-name="T13"> (</text:span><text:span text:style-name="T37">"pm"</text:span><text:span text:style-name="T13">.equals(parser.getName())) {</text:span></text:p>
      <text:p text:style-name="P39"><text:tab/><text:tab/><text:tab/><text:tab/><text:tab/>String pm = parser.nextText();</text:p>
      <text:p text:style-name="P39"><text:tab/><text:tab/><text:tab/><text:tab/><text:tab/>weatherInfo.setPm(pm);</text:p>
      <text:p text:style-name="P39"><text:tab/><text:tab/><text:tab/><text:tab/>}</text:p>
      <text:p text:style-name="P40"/>
      <text:p text:style-name="P40"><text:span text:style-name="T13"><text:tab/><text:tab/><text:tab/><text:tab/></text:span><text:span text:style-name="T8">break</text:span><text:span text:style-name="T13">;</text:span></text:p>
      <text:p text:style-name="P40"><text:span text:style-name="T13"><text:tab/><text:tab/><text:tab/></text:span><text:span text:style-name="T8">case</text:span><text:span text:style-name="T13"> XmlPullParser.</text:span><text:span text:style-name="T45">END_TAG</text:span><text:span text:style-name="T13">:</text:span></text:p>
      <text:p text:style-name="P40"><text:span text:style-name="T13"><text:tab/><text:tab/><text:tab/><text:tab/></text:span><text:span text:style-name="T8">if</text:span><text:span text:style-name="T13"> (</text:span><text:span text:style-name="T37">"city"</text:span><text:span text:style-name="T13">.equals(parser.getName())) {</text:span></text:p>
      <text:p text:style-name="P40"><text:span text:style-name="T13"><text:tab/><text:tab/><text:tab/><text:tab/><text:tab/></text:span><text:span text:style-name="T22">// 一个城市解析完毕，把城市添加到list</text:span></text:p>
      <text:p text:style-name="P39"><text:tab/><text:tab/><text:tab/><text:tab/><text:tab/>weatherInfos.add(weatherInfo);</text:p>
      <text:p text:style-name="P40"><text:span text:style-name="T13"><text:tab/><text:tab/><text:tab/><text:tab/><text:tab/>weatherInfo = </text:span><text:span text:style-name="T8">null</text:span><text:span text:style-name="T13">;</text:span></text:p>
      <text:p text:style-name="P39"><text:tab/><text:tab/><text:tab/><text:tab/>}</text:p>
      <text:p text:style-name="P40"><text:span text:style-name="T13"><text:tab/><text:tab/><text:tab/></text:span><text:span text:style-name="T8">default</text:span><text:span text:style-name="T13">:</text:span></text:p>
      <text:p text:style-name="P40"><text:soft-page-break/><text:span text:style-name="T13"><text:tab/><text:tab/><text:tab/><text:tab/></text:span><text:span text:style-name="T8">break</text:span><text:span text:style-name="T13">;</text:span></text:p>
      <text:p text:style-name="P39"><text:tab/><text:tab/><text:tab/>}</text:p>
      <text:p text:style-name="P39"><text:tab/><text:tab/><text:tab/>type = parser.next();</text:p>
      <text:p text:style-name="P39"><text:tab/><text:tab/>}</text:p>
      <text:p text:style-name="P40"><text:span text:style-name="T13"><text:tab/><text:tab/></text:span><text:span text:style-name="T8">return</text:span><text:span text:style-name="T13"> weatherInfos;</text:span></text:p>
      <text:p text:style-name="P40"><text:span text:style-name="T13"><text:tab/>}</text:span></text:p>
      <text:p text:style-name="P40"><text:span text:style-name="T13"/></text:p>
      <text:p text:style-name="P40"><text:span text:style-name="T13"/></text:p>
      <text:p text:style-name="P40"><text:span text:style-name="T13"/></text:p>
      <text:p text:style-name="P41"><text:span text:style-name="T13">3.主函数实现</text:span></text:p>
      <text:p text:style-name="P40"><text:span text:style-name="T13"/></text:p>
      <text:p text:style-name="P40"><text:span text:style-name="T13"><text:tab/><text:tab/>TextView tv = (TextView) findViewById(R.id.</text:span><text:span text:style-name="T45">tv</text:span><text:span text:style-name="T13">);</text:span></text:p>
      <text:p text:style-name="P40"/>
      <text:p text:style-name="P40"><text:span text:style-name="T13"><text:tab/><text:tab/></text:span><text:span text:style-name="T8">try</text:span><text:span text:style-name="T13"> {</text:span></text:p>
      <text:p text:style-name="P39"><text:tab/><text:tab/><text:tab/>List&lt;WeatherInfos&gt; infos = WeatherService</text:p>
      <text:p text:style-name="P40"><text:span text:style-name="T13"><text:tab/><text:tab/><text:tab/><text:tab/><text:tab/>.</text:span><text:span text:style-name="T19">getWeatherInfos</text:span><text:span text:style-name="T13">(MainActivity.</text:span><text:span text:style-name="T8">class</text:span><text:span text:style-name="T13">.getClassLoader()</text:span></text:p>
      <text:p text:style-name="P40"><text:span text:style-name="T13"><text:tab/><text:tab/><text:tab/><text:tab/><text:tab/><text:tab/><text:tab/>.getResourceAsStream(</text:span><text:span text:style-name="T37">"weather.xml"</text:span><text:span text:style-name="T13">));</text:span><text:span text:style-name="T22">//类加载器</text:span></text:p>
      <text:p text:style-name="P40"/>
      <text:p text:style-name="P40"><text:span text:style-name="T13"><text:tab/><text:tab/><text:tab/>StringBuffer sBuffer = </text:span><text:span text:style-name="T8">new</text:span><text:span text:style-name="T13"> StringBuffer();</text:span></text:p>
      <text:p text:style-name="P40"><text:span text:style-name="T13"><text:tab/><text:tab/><text:tab/></text:span><text:span text:style-name="T8">for</text:span><text:span text:style-name="T13"> (WeatherInfos info : infos) {</text:span></text:p>
      <text:p text:style-name="P39"><text:tab/><text:tab/><text:tab/><text:tab/>String string = info.toString();</text:p>
      <text:p text:style-name="P39"><text:tab/><text:tab/><text:tab/><text:tab/>sBuffer.append(string);</text:p>
      <text:p text:style-name="P40"><text:span text:style-name="T13"><text:tab/><text:tab/><text:tab/><text:tab/>sBuffer.append(</text:span><text:span text:style-name="T37">"\n"</text:span><text:span text:style-name="T13">);</text:span></text:p>
      <text:p text:style-name="P39"><text:tab/><text:tab/><text:tab/>}</text:p>
      <text:p text:style-name="P40"/>
      <text:p text:style-name="P39"><text:tab/><text:tab/><text:tab/>tv.setText(sBuffer.toString());</text:p>
      <text:p text:style-name="P40"><text:span text:style-name="T13"><text:tab/><text:tab/>} </text:span><text:span text:style-name="T8">catch</text:span><text:span text:style-name="T13"> (Exception e) {</text:span></text:p>
      <text:p text:style-name="P39"><text:tab/><text:tab/><text:tab/>e.printStackTrace();</text:p>
      <text:p text:style-name="P40"><text:span text:style-name="T13"><text:tab/><text:tab/><text:tab/>Toast.</text:span><text:span text:style-name="T18">makeText</text:span><text:span text:style-name="T13">(</text:span><text:span text:style-name="T8">this</text:span><text:span text:style-name="T13">, </text:span><text:span text:style-name="T37">"parse fail."</text:span><text:span text:style-name="T13">, Toast.</text:span><text:span text:style-name="T45">LENGTH_LONG</text:span><text:span text:style-name="T13">).show();</text:span></text:p>
      <text:p text:style-name="P40"><text:span text:style-name="T13"><text:tab/><text:tab/>}</text:span></text:p>
      <text:p text:style-name="P40"><text:span text:style-name="T13"/></text:p>
      <text:p text:style-name="P40"><text:span text:style-name="T13"/></text:p>
      <text:p text:style-name="P41"><text:span text:style-name="T13">SQLite数据库</text:span></text:p>
      <text:p text:style-name="P41"><text:span text:style-name="T13"/></text:p>
      <text:p text:style-name="P41"><text:span text:style-name="T13">建表：<text:tab/>create table person (id integer primary key autoincrement,name varchar(20),number varchar(20))</text:span></text:p>
      <text:p text:style-name="P41"><text:span text:style-name="T13">添加：<text:tab/>insert into person (name,number) values ('abner','520')</text:span></text:p>
      <text:p text:style-name="P41"><text:span text:style-name="T13">查询：<text:tab/>select * from person</text:span></text:p>
      <text:p text:style-name="P41"><text:span text:style-name="T13"><text:tab/><text:tab/>select * from person where name='abner'<text:tab/> </text:span></text:p>
      <text:p text:style-name="P41"><text:span text:style-name="T13">更新：<text:tab/>update person set number='520' where name='abner'</text:span></text:p>
      <text:p text:style-name="P41"><text:span text:style-name="T13">删除：<text:tab/>delete form person where name='abner'</text:span></text:p>
      <text:p text:style-name="P41"><text:span text:style-name="T13"/></text:p>
      <text:p text:style-name="P41"><text:span text:style-name="T13">建表</text:span></text:p>
      <text:p text:style-name="P41"><text:span text:style-name="T6">public</text:span><text:span text:style-name="T13"> </text:span><text:span text:style-name="T6">class</text:span><text:span text:style-name="T13"> PersonSQLiteOpenHelper </text:span><text:span text:style-name="T6">extends</text:span><text:span text:style-name="T13"> SQLiteOpenHelper {</text:span></text:p>
      <text:p text:style-name="P40"><text:span text:style-name="T13"><text:tab/></text:span><text:span text:style-name="T22">// 数据库的构造方法，版本从1开始</text:span></text:p>
      <text:p text:style-name="P40"><text:span text:style-name="T13"><text:tab/></text:span><text:span text:style-name="T8">public</text:span><text:span text:style-name="T13"> PersonSQLiteOpenHelper(Context context) {</text:span></text:p>
      <text:p text:style-name="P40"><text:span text:style-name="T13"><text:tab/><text:tab/></text:span><text:span text:style-name="T8">super</text:span><text:span text:style-name="T13">(context, </text:span><text:span text:style-name="T37">"person.db"</text:span><text:span text:style-name="T13">, </text:span><text:span text:style-name="T8">null</text:span><text:span text:style-name="T13">, 1);//版本号更新调用 onUpgrade</text:span></text:p>
      <text:p text:style-name="P39"><text:tab/>}</text:p>
      <text:p text:style-name="P40"/>
      <text:p text:style-name="P40"><text:span text:style-name="T13"><text:tab/></text:span><text:span text:style-name="T22">// 数据库第一次创建时调用</text:span></text:p>
      <text:p text:style-name="P40"><text:span text:style-name="T13"><text:tab/></text:span><text:span text:style-name="T48">@Override</text:span></text:p>
      <text:p text:style-name="P40"><text:span text:style-name="T13"><text:tab/></text:span><text:span text:style-name="T8">public</text:span><text:span text:style-name="T13"> </text:span><text:span text:style-name="T8">void</text:span><text:span text:style-name="T13"> onCreate(SQLiteDatabase db) {</text:span></text:p>
      <text:p text:style-name="P40"><text:soft-page-break/><text:span text:style-name="T13"><text:tab/><text:tab/></text:span><text:span text:style-name="T22">// 初始化数据库表结构</text:span></text:p>
      <text:p text:style-name="P40"><text:span text:style-name="T13"><text:tab/><text:tab/>db.execSQL(</text:span><text:span text:style-name="T37">"create table person (id integer primary key autoincrement,name varchar(20),number varchar(20))"</text:span><text:span text:style-name="T13">);</text:span></text:p>
      <text:p text:style-name="P39"><text:tab/>}</text:p>
      <text:p text:style-name="P39"/>
      <text:p text:style-name="P42"><text:s text:c="3"/>//数据库版本更新的时候调用</text:p>
      <text:p text:style-name="P40"><text:span text:style-name="T13"><text:tab/></text:span><text:span text:style-name="T48">@Override</text:span></text:p>
      <text:p text:style-name="P40"><text:span text:style-name="T13"><text:tab/></text:span><text:span text:style-name="T8">public</text:span><text:span text:style-name="T13"> </text:span><text:span text:style-name="T8">void</text:span><text:span text:style-name="T13"> onUpgrade(SQLiteDatabase db, </text:span><text:span text:style-name="T8">int</text:span><text:span text:style-name="T13"> oldVersion, </text:span><text:span text:style-name="T8">int</text:span><text:span text:style-name="T13"> newVersion) {</text:span></text:p>
      <text:p text:style-name="P40"><text:span text:style-name="T13"><text:tab/><text:tab/>Log.</text:span><text:span text:style-name="T18">i</text:span><text:span text:style-name="T13">(</text:span><text:span text:style-name="T45">TAG</text:span><text:span text:style-name="T13">, </text:span><text:span text:style-name="T37">"数据库发生变化"</text:span><text:span text:style-name="T13">);</text:span></text:p>
      <text:p text:style-name="P40"><text:span text:style-name="T13"><text:tab/><text:tab/>db.execSQL(</text:span><text:span text:style-name="T37">"alter table person add account varchar(20)"</text:span><text:span text:style-name="T13">);</text:span></text:p>
      <text:p text:style-name="P39"><text:tab/>}</text:p>
      <text:p text:style-name="P40"><text:span text:style-name="T13">}</text:span></text:p>
      <text:p text:style-name="P40"><text:span text:style-name="T21"/></text:p>
      <text:p text:style-name="P40"><text:span text:style-name="T21">测试类</text:span></text:p>
      <text:p text:style-name="P40"><text:span text:style-name="T8">public</text:span><text:span text:style-name="T21"> </text:span><text:span text:style-name="T8">class</text:span><text:span text:style-name="T21"> TestPersonDB </text:span><text:span text:style-name="T8">extends</text:span><text:span text:style-name="T21"> AndroidTestCase { <text:s/>//创建不成功抛出异常</text:span></text:p>
      <text:p text:style-name="P40"/>
      <text:p text:style-name="P40"><text:span text:style-name="T13"><text:tab/></text:span><text:span text:style-name="T8">public</text:span><text:span text:style-name="T13"> </text:span><text:span text:style-name="T8">void</text:span><text:span text:style-name="T13"> testCreateDB() </text:span><text:span text:style-name="T8">throws</text:span><text:span text:style-name="T13"> Exception{</text:span></text:p>
      <text:p text:style-name="P40"><text:span text:style-name="T13"><text:tab/><text:tab/>PersonSQLiteOpenHelper helper = </text:span><text:span text:style-name="T8">new</text:span><text:span text:style-name="T13"> PersonSQLiteOpenHelper(getContext());</text:span></text:p>
      <text:p text:style-name="P39"><text:tab/><text:tab/>helper.getWritableDatabase();</text:p>
      <text:p text:style-name="P39"><text:tab/>}</text:p>
      <text:p text:style-name="P40"><text:span text:style-name="T13">}</text:span></text:p>
      <text:p text:style-name="P40"><text:span text:style-name="T21"/></text:p>
      <text:p text:style-name="P40"><text:span text:style-name="T21"/></text:p>
      <text:p text:style-name="P40"><text:span text:style-name="T21">增删改查</text:span></text:p>
      <text:p text:style-name="P40"><text:span text:style-name="T21"/></text:p>
      <text:p text:style-name="P40"><text:span text:style-name="T8">public</text:span><text:span text:style-name="T21"> </text:span><text:span text:style-name="T8">class</text:span><text:span text:style-name="T21"> PersonDao2 {</text:span></text:p>
      <text:p text:style-name="P40"><text:span text:style-name="T13"><text:tab/></text:span><text:span text:style-name="T8">private</text:span><text:span text:style-name="T13"> PersonSQLiteOpenHelper </text:span><text:span text:style-name="T44">helper</text:span><text:span text:style-name="T13">;</text:span></text:p>
      <text:p text:style-name="P40"/>
      <text:p text:style-name="P40"><text:span text:style-name="T13"><text:tab/></text:span><text:span text:style-name="T22">// 在构造方法里面完成初始化</text:span></text:p>
      <text:p text:style-name="P40"><text:span text:style-name="T13"><text:tab/></text:span><text:span text:style-name="T8">public</text:span><text:span text:style-name="T13"> PersonDao2(Context context) {</text:span></text:p>
      <text:p text:style-name="P40"><text:span text:style-name="T13"><text:tab/><text:tab/></text:span><text:span text:style-name="T44">helper</text:span><text:span text:style-name="T13"> = </text:span><text:span text:style-name="T8">new</text:span><text:span text:style-name="T13"> PersonSQLiteOpenHelper(context);</text:span></text:p>
      <text:p text:style-name="P39"><text:tab/>}</text:p>
      <text:p text:style-name="P40"/>
      <text:p text:style-name="P40"><text:span text:style-name="T13"><text:tab/></text:span><text:span text:style-name="T22">// 添加一条记录到数据库</text:span></text:p>
      <text:p text:style-name="P40"><text:span text:style-name="T13"><text:tab/></text:span><text:span text:style-name="T8">public</text:span><text:span text:style-name="T13"> </text:span><text:span text:style-name="T8">long</text:span><text:span text:style-name="T13"> add(String name, String number) {</text:span></text:p>
      <text:p text:style-name="P40"><text:span text:style-name="T13"><text:tab/><text:tab/>SQLiteDatabase db = </text:span><text:span text:style-name="T44">helper</text:span><text:span text:style-name="T13">.getWritableDatabase();</text:span></text:p>
      <text:p text:style-name="P40"><text:span text:style-name="T13"><text:tab/><text:tab/></text:span><text:span text:style-name="T22">// db.execSQL("insert into person (name,number) values (?,?)",new</text:span></text:p>
      <text:p text:style-name="P40"><text:span text:style-name="T13"><text:tab/><text:tab/></text:span><text:span text:style-name="T22">// Object[] { name, number });</text:span></text:p>
      <text:p text:style-name="P40"/>
      <text:p text:style-name="P40"><text:span text:style-name="T13"><text:tab/><text:tab/>ContentValues values = </text:span><text:span text:style-name="T8">new</text:span><text:span text:style-name="T13"> ContentValues();</text:span></text:p>
      <text:p text:style-name="P40"><text:span text:style-name="T13"><text:tab/><text:tab/>values.put(</text:span><text:span text:style-name="T37">"name"</text:span><text:span text:style-name="T13">, name);</text:span></text:p>
      <text:p text:style-name="P40"><text:span text:style-name="T13"><text:tab/><text:tab/>values.put(</text:span><text:span text:style-name="T37">"number"</text:span><text:span text:style-name="T13">, number);</text:span></text:p>
      <text:p text:style-name="P40"><text:span text:style-name="T13"><text:tab/><text:tab/></text:span><text:span text:style-name="T8">long</text:span><text:span text:style-name="T13"> id = db.insert(</text:span><text:span text:style-name="T37">"person"</text:span><text:span text:style-name="T13">, </text:span><text:span text:style-name="T8">null</text:span><text:span text:style-name="T13">, values);</text:span></text:p>
      <text:p text:style-name="P39"><text:tab/><text:tab/>db.close();</text:p>
      <text:p text:style-name="P40"><text:span text:style-name="T13"><text:tab/><text:tab/></text:span><text:span text:style-name="T8">return</text:span><text:span text:style-name="T13"> id;</text:span></text:p>
      <text:p text:style-name="P39"><text:tab/>}</text:p>
      <text:p text:style-name="P40"/>
      <text:p text:style-name="P40"><text:span text:style-name="T13"><text:tab/></text:span><text:span text:style-name="T22">// 查询记录是否存在</text:span></text:p>
      <text:p text:style-name="P40"><text:span text:style-name="T13"><text:tab/></text:span><text:span text:style-name="T8">public</text:span><text:span text:style-name="T13"> </text:span><text:span text:style-name="T8">boolean</text:span><text:span text:style-name="T13"> find(String name) {</text:span></text:p>
      <text:p text:style-name="P40"><text:span text:style-name="T13"><text:tab/><text:tab/>SQLiteDatabase db = </text:span><text:span text:style-name="T44">helper</text:span><text:span text:style-name="T13">.getReadableDatabase();</text:span></text:p>
      <text:p text:style-name="P40"><text:span text:style-name="T13"><text:tab/><text:tab/></text:span><text:span text:style-name="T22">// Cursor cursor = db.rawQuery("select * from person where name=?",new</text:span></text:p>
      <text:p text:style-name="P40"><text:span text:style-name="T13"><text:tab/><text:tab/></text:span><text:span text:style-name="T22">// String[] { name });</text:span></text:p>
      <text:p text:style-name="P40"/>
      <text:p text:style-name="P40"><text:span text:style-name="T13"><text:tab/><text:tab/>Cursor cursor = db.query(</text:span><text:span text:style-name="T37">"person"</text:span><text:span text:style-name="T13">, </text:span><text:span text:style-name="T8">null</text:span><text:span text:style-name="T13">, </text:span><text:span text:style-name="T37">"name=?"</text:span><text:span text:style-name="T13">,</text:span></text:p>
      <text:p text:style-name="P40"><text:soft-page-break/><text:span text:style-name="T13"><text:tab/><text:tab/><text:tab/><text:tab/></text:span><text:span text:style-name="T8">new</text:span><text:span text:style-name="T13"> String[] { name }, </text:span><text:span text:style-name="T8">null</text:span><text:span text:style-name="T13">, </text:span><text:span text:style-name="T8">null</text:span><text:span text:style-name="T13">, </text:span><text:span text:style-name="T8">null</text:span><text:span text:style-name="T13">);</text:span></text:p>
      <text:p text:style-name="P40"><text:span text:style-name="T13"><text:tab/><text:tab/></text:span><text:span text:style-name="T8">boolean</text:span><text:span text:style-name="T13"> result = cursor.moveToNext();</text:span></text:p>
      <text:p text:style-name="P39"><text:tab/><text:tab/>db.close();</text:p>
      <text:p text:style-name="P40"><text:span text:style-name="T13"><text:tab/><text:tab/></text:span><text:span text:style-name="T8">return</text:span><text:span text:style-name="T13"> result;</text:span></text:p>
      <text:p text:style-name="P39"><text:tab/>}</text:p>
      <text:p text:style-name="P40"/>
      <text:p text:style-name="P40"><text:span text:style-name="T13"><text:tab/></text:span><text:span text:style-name="T22">// 修改记录</text:span></text:p>
      <text:p text:style-name="P40"><text:span text:style-name="T13"><text:tab/></text:span><text:span text:style-name="T8">public</text:span><text:span text:style-name="T13"> </text:span><text:span text:style-name="T8">int</text:span><text:span text:style-name="T13"> update(String name, String newnumber) {</text:span></text:p>
      <text:p text:style-name="P40"><text:span text:style-name="T13"><text:tab/><text:tab/>SQLiteDatabase db = </text:span><text:span text:style-name="T44">helper</text:span><text:span text:style-name="T13">.getWritableDatabase();</text:span></text:p>
      <text:p text:style-name="P40"><text:span text:style-name="T13"><text:tab/><text:tab/></text:span><text:span text:style-name="T22">// db.execSQL("update person set number=? where name=?", new Object[]</text:span></text:p>
      <text:p text:style-name="P40"><text:span text:style-name="T13"><text:tab/><text:tab/></text:span><text:span text:style-name="T22">// {</text:span><text:span text:style-name="T23">newnumber</text:span><text:span text:style-name="T22">, name });</text:span></text:p>
      <text:p text:style-name="P40"/>
      <text:p text:style-name="P40"><text:span text:style-name="T13"><text:tab/><text:tab/>ContentValues values = </text:span><text:span text:style-name="T8">new</text:span><text:span text:style-name="T13"> ContentValues();</text:span></text:p>
      <text:p text:style-name="P40"><text:span text:style-name="T13"><text:tab/><text:tab/>values.put(</text:span><text:span text:style-name="T37">"number"</text:span><text:span text:style-name="T13">, newnumber);</text:span></text:p>
      <text:p text:style-name="P40"><text:span text:style-name="T13"><text:tab/><text:tab/></text:span><text:span text:style-name="T8">int</text:span><text:span text:style-name="T13"> number = db.update(</text:span><text:span text:style-name="T37">"person"</text:span><text:span text:style-name="T13">, values, </text:span><text:span text:style-name="T37">"name=?"</text:span><text:span text:style-name="T13">,</text:span></text:p>
      <text:p text:style-name="P40"><text:span text:style-name="T13"><text:tab/><text:tab/><text:tab/><text:tab/></text:span><text:span text:style-name="T8">new</text:span><text:span text:style-name="T13"> String[] { name });</text:span></text:p>
      <text:p text:style-name="P39"><text:tab/><text:tab/>db.close();</text:p>
      <text:p text:style-name="P40"><text:span text:style-name="T13"><text:tab/><text:tab/></text:span><text:span text:style-name="T8">return</text:span><text:span text:style-name="T13"> number;</text:span></text:p>
      <text:p text:style-name="P39"><text:tab/>}</text:p>
      <text:p text:style-name="P40"/>
      <text:p text:style-name="P40"><text:span text:style-name="T13"><text:tab/></text:span><text:span text:style-name="T22">// 删除</text:span></text:p>
      <text:p text:style-name="P40"><text:span text:style-name="T13"><text:tab/></text:span><text:span text:style-name="T8">public</text:span><text:span text:style-name="T13"> </text:span><text:span text:style-name="T8">int</text:span><text:span text:style-name="T13"> delete(String name) {</text:span></text:p>
      <text:p text:style-name="P40"><text:span text:style-name="T13"><text:tab/><text:tab/>SQLiteDatabase db = </text:span><text:span text:style-name="T44">helper</text:span><text:span text:style-name="T13">.getWritableDatabase();</text:span></text:p>
      <text:p text:style-name="P40"><text:span text:style-name="T13"><text:tab/><text:tab/></text:span><text:span text:style-name="T22">// db.execSQL("delete from person where name=?", new Object[] { name });</text:span></text:p>
      <text:p text:style-name="P40"/>
      <text:p text:style-name="P40"><text:span text:style-name="T13"><text:tab/><text:tab/></text:span><text:span text:style-name="T8">int</text:span><text:span text:style-name="T13"> number = db.delete(</text:span><text:span text:style-name="T37">"person"</text:span><text:span text:style-name="T13">, </text:span><text:span text:style-name="T37">"name=?"</text:span><text:span text:style-name="T13">, </text:span><text:span text:style-name="T8">new</text:span><text:span text:style-name="T13"> String[] { name });</text:span></text:p>
      <text:p text:style-name="P39"><text:tab/><text:tab/>db.close();</text:p>
      <text:p text:style-name="P40"><text:span text:style-name="T13"><text:tab/><text:tab/></text:span><text:span text:style-name="T8">return</text:span><text:span text:style-name="T13"> number;</text:span></text:p>
      <text:p text:style-name="P39"><text:tab/>}</text:p>
      <text:p text:style-name="P40"/>
      <text:p text:style-name="P40"><text:span text:style-name="T13"><text:tab/></text:span><text:span text:style-name="T22">// 返回全部的数据库信息</text:span></text:p>
      <text:p text:style-name="P40"><text:span text:style-name="T13"><text:tab/></text:span><text:span text:style-name="T8">public</text:span><text:span text:style-name="T13"> List&lt;Person&gt; findAll() {</text:span></text:p>
      <text:p text:style-name="P40"><text:span text:style-name="T13"><text:tab/><text:tab/>List&lt;Person&gt; persons = </text:span><text:span text:style-name="T8">new</text:span><text:span text:style-name="T13"> ArrayList&lt;Person&gt;();</text:span></text:p>
      <text:p text:style-name="P40"/>
      <text:p text:style-name="P40"><text:span text:style-name="T13"><text:tab/><text:tab/>SQLiteDatabase db = </text:span><text:span text:style-name="T44">helper</text:span><text:span text:style-name="T13">.getReadableDatabase();</text:span></text:p>
      <text:p text:style-name="P40"><text:span text:style-name="T13"><text:tab/><text:tab/></text:span><text:span text:style-name="T22">// /Cursor cursor = db.rawQuery("select * from person",null);</text:span></text:p>
      <text:p text:style-name="P40"><text:span text:style-name="T13"><text:tab/><text:tab/>Cursor cursor = db.query(</text:span><text:span text:style-name="T37">"person"</text:span><text:span text:style-name="T13">, </text:span><text:span text:style-name="T8">new</text:span><text:span text:style-name="T13"> String[] { </text:span><text:span text:style-name="T37">"name"</text:span><text:span text:style-name="T13">, </text:span><text:span text:style-name="T37">"id"</text:span><text:span text:style-name="T13">,</text:span></text:p>
      <text:p text:style-name="P40"><text:span text:style-name="T13"><text:tab/><text:tab/><text:tab/><text:tab/></text:span><text:span text:style-name="T37">"number"</text:span><text:span text:style-name="T13"> }, </text:span><text:span text:style-name="T8">null</text:span><text:span text:style-name="T13">, </text:span><text:span text:style-name="T8">null</text:span><text:span text:style-name="T13">, </text:span><text:span text:style-name="T8">null</text:span><text:span text:style-name="T13">, </text:span><text:span text:style-name="T8">null</text:span><text:span text:style-name="T13">, </text:span><text:span text:style-name="T8">null</text:span><text:span text:style-name="T13">);</text:span></text:p>
      <text:p text:style-name="P40"/>
      <text:p text:style-name="P40"><text:span text:style-name="T13"><text:tab/><text:tab/></text:span><text:span text:style-name="T8">while</text:span><text:span text:style-name="T13"> (cursor.moveToNext()) {</text:span></text:p>
      <text:p text:style-name="P40"><text:span text:style-name="T13"><text:tab/><text:tab/><text:tab/></text:span><text:span text:style-name="T8">int</text:span><text:span text:style-name="T13"> id = cursor.getInt(cursor.getColumnIndex(</text:span><text:span text:style-name="T37">"id"</text:span><text:span text:style-name="T13">));</text:span></text:p>
      <text:p text:style-name="P40"><text:span text:style-name="T13"><text:tab/><text:tab/><text:tab/>String name = cursor.getString(cursor.getColumnIndex(</text:span><text:span text:style-name="T37">"name"</text:span><text:span text:style-name="T13">));</text:span></text:p>
      <text:p text:style-name="P40"><text:span text:style-name="T13"><text:tab/><text:tab/><text:tab/>String number = cursor.getString(cursor.getColumnIndex(</text:span><text:span text:style-name="T37">"number"</text:span><text:span text:style-name="T13">));</text:span></text:p>
      <text:p text:style-name="P40"><text:span text:style-name="T13"><text:tab/><text:tab/><text:tab/>Person person = </text:span><text:span text:style-name="T8">new</text:span><text:span text:style-name="T13"> Person(id, name, number);</text:span></text:p>
      <text:p text:style-name="P39"><text:tab/><text:tab/><text:tab/>persons.add(person);</text:p>
      <text:p text:style-name="P39"><text:tab/><text:tab/>}</text:p>
      <text:p text:style-name="P39"><text:tab/><text:tab/>cursor.close();</text:p>
      <text:p text:style-name="P39"><text:tab/><text:tab/>db.close();</text:p>
      <text:p text:style-name="P40"><text:span text:style-name="T13"><text:tab/><text:tab/></text:span><text:span text:style-name="T8">return</text:span><text:span text:style-name="T13"> persons;</text:span></text:p>
      <text:p text:style-name="P39"><text:tab/>}</text:p>
      <text:p text:style-name="P40"><text:span text:style-name="T13">}</text:span></text:p>
      <text:p text:style-name="P40"><text:span text:style-name="T13"/></text:p>
      <text:p text:style-name="P40"><text:span text:style-name="T13"/></text:p>
      <text:p text:style-name="P41"><text:span text:style-name="T13">数据库事务操作 commit</text:span></text:p>
      <text:p text:style-name="P43">保证流程进行完，如果有失败，要回滚！</text:p>
      <text:p text:style-name="P41"><text:span text:style-name="T13"><text:tab/></text:span><text:span text:style-name="T6">public</text:span><text:span text:style-name="T13"> </text:span><text:span text:style-name="T6">void</text:span><text:span text:style-name="T13"> testTransction() </text:span><text:span text:style-name="T6">throws</text:span><text:span text:style-name="T13"> Exception {</text:span></text:p>
      <text:p text:style-name="P40"><text:soft-page-break/><text:span text:style-name="T13"><text:tab/><text:tab/>PersonSQLiteOpenHelper helper = </text:span><text:span text:style-name="T8">new</text:span><text:span text:style-name="T13"> PersonSQLiteOpenHelper(getContext());</text:span></text:p>
      <text:p text:style-name="P39"><text:tab/><text:tab/>SQLiteDatabase db = helper.getWritableDatabase();</text:p>
      <text:p text:style-name="P40"/>
      <text:p text:style-name="P39"><text:tab/><text:tab/>db.beginTransaction();</text:p>
      <text:p text:style-name="P40"><text:span text:style-name="T13"><text:tab/><text:tab/></text:span><text:span text:style-name="T8">try</text:span><text:span text:style-name="T13"> {</text:span></text:p>
      <text:p text:style-name="P40"><text:span text:style-name="T13"><text:tab/><text:tab/><text:tab/>db.execSQL(</text:span><text:span text:style-name="T37">"update person set number=number-100 where name=?"</text:span><text:span text:style-name="T13">,</text:span></text:p>
      <text:p text:style-name="P40"><text:span text:style-name="T13"><text:tab/><text:tab/><text:tab/><text:tab/><text:tab/></text:span><text:span text:style-name="T8">new</text:span><text:span text:style-name="T13"> Object[] { </text:span><text:span text:style-name="T37">"abner"</text:span><text:span text:style-name="T13"> });</text:span></text:p>
      <text:p text:style-name="P40"><text:span text:style-name="T13"><text:tab/><text:tab/><text:tab/>db.execSQL(</text:span><text:span text:style-name="T37">"update person set number=number+100 where name=?"</text:span><text:span text:style-name="T13">,</text:span></text:p>
      <text:p text:style-name="P40"><text:span text:style-name="T13"><text:tab/><text:tab/><text:tab/><text:tab/><text:tab/></text:span><text:span text:style-name="T8">new</text:span><text:span text:style-name="T13"> Object[] { </text:span><text:span text:style-name="T37">"abner2"</text:span><text:span text:style-name="T13"> });</text:span></text:p>
      <text:p text:style-name="P39"><text:tab/><text:tab/><text:tab/>db.setTransactionSuccessful();</text:p>
      <text:p text:style-name="P40"><text:span text:style-name="T13"><text:tab/><text:tab/>} </text:span><text:span text:style-name="T8">finally</text:span><text:span text:style-name="T13"> {</text:span></text:p>
      <text:p text:style-name="P39"><text:tab/><text:tab/><text:tab/>db.endTransaction();</text:p>
      <text:p text:style-name="P39"><text:tab/><text:tab/>}</text:p>
      <text:p text:style-name="P40"><text:span text:style-name="T13"><text:tab/>}</text:span></text:p>
      <text:p text:style-name="P40"><text:span text:style-name="T13"/></text:p>
      <text:p text:style-name="P40"><text:span text:style-name="T13"/></text:p>
      <text:p text:style-name="P41"><text:span text:style-name="T13">滚动显示 list view</text:span></text:p>
      <text:p text:style-name="P41"><text:span text:style-name="T13">MVC</text:span></text:p>
      <text:p text:style-name="P41"><text:span text:style-name="T13">M<text:tab/>mode 数据模型 <text:tab/>List&lt;Person&gt;</text:span></text:p>
      <text:p text:style-name="P41"><text:span text:style-name="T13">V<text:tab/>view <text:s/>视图 <text:tab/>listview</text:span></text:p>
      <text:p text:style-name="P41"><text:span text:style-name="T13">C<text:tab/>control <text:s/>控制器 <text:s/>adapter <text:s/>数据适配器</text:span></text:p>
      <text:p text:style-name="P41"><text:span text:style-name="T13"/></text:p>
      <text:p text:style-name="P41"><text:span text:style-name="T6">public</text:span><text:span text:style-name="T13"> </text:span><text:span text:style-name="T6">class</text:span><text:span text:style-name="T13"> MainActivity </text:span><text:span text:style-name="T6">extends</text:span><text:span text:style-name="T13"> ActionBarActivity {</text:span></text:p>
      <text:p text:style-name="P40"/>
      <text:p text:style-name="P40"><text:span text:style-name="T13"><text:tab/></text:span><text:span text:style-name="T8">private</text:span><text:span text:style-name="T13"> </text:span><text:span text:style-name="T8">static</text:span><text:span text:style-name="T13"> </text:span><text:span text:style-name="T8">final</text:span><text:span text:style-name="T13"> String </text:span><text:span text:style-name="T45">tag</text:span><text:span text:style-name="T13"> = </text:span><text:span text:style-name="T37">"MainActivity"</text:span><text:span text:style-name="T13">;</text:span></text:p>
      <text:p text:style-name="P40"><text:span text:style-name="T13"><text:tab/></text:span><text:span text:style-name="T8">private</text:span><text:span text:style-name="T13"> ListView </text:span><text:span text:style-name="T44">listView</text:span><text:span text:style-name="T13">;</text:span></text:p>
      <text:p text:style-name="P40"><text:span text:style-name="T13"><text:tab/></text:span><text:span text:style-name="T8">private</text:span><text:span text:style-name="T13"> List&lt;Person&gt; </text:span><text:span text:style-name="T44">persons</text:span><text:span text:style-name="T13">;</text:span></text:p>
      <text:p text:style-name="P40"/>
      <text:p text:style-name="P40"><text:span text:style-name="T13"><text:tab/></text:span><text:span text:style-name="T48">@Override</text:span></text:p>
      <text:p text:style-name="P40"><text:span text:style-name="T13"><text:tab/></text:span><text:span text:style-name="T8">protected</text:span><text:span text:style-name="T13"> </text:span><text:span text:style-name="T8">void</text:span><text:span text:style-name="T13"> onCreate(Bundle savedInstanceState) {</text:span></text:p>
      <text:p text:style-name="P40"><text:span text:style-name="T13"><text:tab/><text:tab/></text:span><text:span text:style-name="T8">super</text:span><text:span text:style-name="T13">.onCreate(savedInstanceState);</text:span></text:p>
      <text:p text:style-name="P40"><text:span text:style-name="T13"><text:tab/><text:tab/>setContentView(R.layout.</text:span><text:span text:style-name="T45">activity_main</text:span><text:span text:style-name="T13">);</text:span></text:p>
      <text:p text:style-name="P40"/>
      <text:p text:style-name="P40"><text:span text:style-name="T13"><text:tab/><text:tab/>PersonDao2 dao = </text:span><text:span text:style-name="T8">new</text:span><text:span text:style-name="T13"> PersonDao2(</text:span><text:span text:style-name="T8">this</text:span><text:span text:style-name="T13">);</text:span></text:p>
      <text:p text:style-name="P40"><text:span text:style-name="T13"><text:tab/><text:tab/></text:span><text:span text:style-name="T44">persons</text:span><text:span text:style-name="T13"> = dao.findAll();</text:span></text:p>
      <text:p text:style-name="P40"><text:span text:style-name="T13"><text:tab/><text:tab/></text:span><text:span text:style-name="T44">listView</text:span><text:span text:style-name="T13"> = (ListView) findViewById(R.id.</text:span><text:span text:style-name="T45">lv</text:span><text:span text:style-name="T13">);</text:span></text:p>
      <text:p text:style-name="P40"/>
      <text:p text:style-name="P40"><text:span text:style-name="T13"><text:tab/><text:tab/></text:span><text:span text:style-name="T44">listView</text:span><text:span text:style-name="T13">.setAdapter(</text:span><text:span text:style-name="T8">new</text:span><text:span text:style-name="T13"> MyAdapter());</text:span></text:p>
      <text:p text:style-name="P39"><text:tab/>}</text:p>
      <text:p text:style-name="P40"/>
      <text:p text:style-name="P40"><text:span text:style-name="T13"><text:tab/></text:span><text:span text:style-name="T22">// 默认实现类 </text:span><text:span text:style-name="T23">simplexxx</text:span><text:span text:style-name="T22">，</text:span><text:span text:style-name="T23">defaultxxx</text:span><text:span text:style-name="T22">，</text:span><text:span text:style-name="T23">basexxx</text:span></text:p>
      <text:p text:style-name="P40"><text:span text:style-name="T13"><text:tab/></text:span><text:span text:style-name="T8">private</text:span><text:span text:style-name="T13"> </text:span><text:span text:style-name="T8">class</text:span><text:span text:style-name="T13"> MyAdapter </text:span><text:span text:style-name="T8">extends</text:span><text:span text:style-name="T13"> BaseAdapter {</text:span></text:p>
      <text:p text:style-name="P40"/>
      <text:p text:style-name="P40"><text:span text:style-name="T13"><text:tab/><text:tab/></text:span><text:span text:style-name="T22">// 控制</text:span><text:span text:style-name="T23">listview</text:span><text:span text:style-name="T22">里面总共有多岁个条目</text:span></text:p>
      <text:p text:style-name="P40"><text:span text:style-name="T13"><text:tab/><text:tab/></text:span><text:span text:style-name="T48">@Override</text:span></text:p>
      <text:p text:style-name="P40"><text:span text:style-name="T13"><text:tab/><text:tab/></text:span><text:span text:style-name="T8">public</text:span><text:span text:style-name="T13"> </text:span><text:span text:style-name="T8">int</text:span><text:span text:style-name="T13"> getCount() {</text:span></text:p>
      <text:p text:style-name="P40"><text:span text:style-name="T13"><text:tab/><text:tab/><text:tab/></text:span><text:span text:style-name="T22">// 条目的个数等于集合的size</text:span></text:p>
      <text:p text:style-name="P40"><text:span text:style-name="T13"><text:tab/><text:tab/><text:tab/></text:span><text:span text:style-name="T8">return</text:span><text:span text:style-name="T13"> </text:span><text:span text:style-name="T44">persons</text:span><text:span text:style-name="T13">.size();</text:span></text:p>
      <text:p text:style-name="P39"><text:tab/><text:tab/>}</text:p>
      <text:p text:style-name="P40"/>
      <text:p text:style-name="P40"><text:span text:style-name="T13"><text:tab/><text:tab/></text:span><text:span text:style-name="T48">@Override</text:span></text:p>
      <text:p text:style-name="P40"><text:span text:style-name="T13"><text:tab/><text:tab/></text:span><text:span text:style-name="T8">public</text:span><text:span text:style-name="T13"> Object getItem(</text:span><text:span text:style-name="T8">int</text:span><text:span text:style-name="T13"> position) {</text:span></text:p>
      <text:p text:style-name="P40"><text:span text:style-name="T13"><text:tab/><text:tab/><text:tab/></text:span><text:span text:style-name="T8">return</text:span><text:span text:style-name="T13"> </text:span><text:span text:style-name="T8">null</text:span><text:span text:style-name="T13">;</text:span></text:p>
      <text:p text:style-name="P39"><text:tab/><text:tab/>}</text:p>
      <text:p text:style-name="P40"/>
      <text:p text:style-name="P40"><text:soft-page-break/><text:span text:style-name="T13"><text:tab/><text:tab/></text:span><text:span text:style-name="T48">@Override</text:span></text:p>
      <text:p text:style-name="P40"><text:span text:style-name="T13"><text:tab/><text:tab/></text:span><text:span text:style-name="T8">public</text:span><text:span text:style-name="T13"> </text:span><text:span text:style-name="T8">long</text:span><text:span text:style-name="T13"> getItemId(</text:span><text:span text:style-name="T8">int</text:span><text:span text:style-name="T13"> position) {</text:span></text:p>
      <text:p text:style-name="P40"><text:span text:style-name="T13"><text:tab/><text:tab/><text:tab/></text:span><text:span text:style-name="T8">return</text:span><text:span text:style-name="T13"> 0;</text:span></text:p>
      <text:p text:style-name="P39"><text:tab/><text:tab/>}</text:p>
      <text:p text:style-name="P40"/>
      <text:p text:style-name="P40"><text:span text:style-name="T13"><text:tab/><text:tab/></text:span><text:span text:style-name="T48">@Override</text:span></text:p>
      <text:p text:style-name="P40"><text:span text:style-name="T13"><text:tab/><text:tab/></text:span><text:span text:style-name="T8">public</text:span><text:span text:style-name="T13"> View getView(</text:span><text:span text:style-name="T8">int</text:span><text:span text:style-name="T13"> position, View convertView, ViewGroup parent) {</text:span></text:p>
      <text:p text:style-name="P40"><text:span text:style-name="T13"><text:tab/><text:tab/><text:tab/>Log.</text:span><text:span text:style-name="T18">i</text:span><text:span text:style-name="T13">(</text:span><text:span text:style-name="T45">tag</text:span><text:span text:style-name="T13">, </text:span><text:span text:style-name="T37">"返回view对象位置："</text:span><text:span text:style-name="T13"> + position);</text:span></text:p>
      <text:p text:style-name="P40"><text:span text:style-name="T13"><text:tab/><text:tab/><text:tab/>TextView tView = </text:span><text:span text:style-name="T8">new</text:span><text:span text:style-name="T13"> TextView(getApplicationContext());</text:span></text:p>
      <text:p text:style-name="P39"><text:tab/><text:tab/><text:tab/>tView.setTextSize(20);</text:p>
      <text:p text:style-name="P40"><text:span text:style-name="T13"><text:tab/><text:tab/><text:tab/>tView.setTextColor(Color.</text:span><text:span text:style-name="T45">BLACK</text:span><text:span text:style-name="T13">);</text:span></text:p>
      <text:p text:style-name="P40"/>
      <text:p text:style-name="P40"><text:span text:style-name="T13"><text:tab/><text:tab/><text:tab/></text:span><text:span text:style-name="T22">// 得到某个位置的person对象</text:span></text:p>
      <text:p text:style-name="P40"><text:span text:style-name="T13"><text:tab/><text:tab/><text:tab/>Person person = </text:span><text:span text:style-name="T44">persons</text:span><text:span text:style-name="T13">.get(position);</text:span></text:p>
      <text:p text:style-name="P39"><text:tab/><text:tab/><text:tab/>tView.setText(person.toString());</text:p>
      <text:p text:style-name="P40"><text:span text:style-name="T13"><text:tab/><text:tab/><text:tab/></text:span><text:span text:style-name="T8">return</text:span><text:span text:style-name="T13"> tView;</text:span></text:p>
      <text:p text:style-name="P39"><text:tab/><text:tab/>}</text:p>
      <text:p text:style-name="P40"><text:span text:style-name="T13"><text:tab/>}</text:span></text:p>
      <text:p text:style-name="P40"><text:span text:style-name="T21"/></text:p>
      <text:p text:style-name="P40"><text:span text:style-name="T21"/></text:p>
      <text:p text:style-name="P40"><text:span text:style-name="T21">使用inflate，BaseAdapter 实现listview</text:span></text:p>
      <text:p text:style-name="P40"><text:span text:style-name="T21"/></text:p>
      <text:p text:style-name="P40"><text:span text:style-name="T21">xml 文件</text:span></text:p>
      <text:p text:style-name="P40"><text:span text:style-name="T21"/></text:p>
      <text:p text:style-name="P40"><text:span text:style-name="T29">&lt;?</text:span><text:span text:style-name="T32">xml</text:span><text:span text:style-name="T21"> </text:span><text:span text:style-name="T35">version</text:span><text:span text:style-name="T21">=</text:span><text:span text:style-name="T40">"1.0"</text:span><text:span text:style-name="T21"> </text:span><text:span text:style-name="T35">encoding</text:span><text:span text:style-name="T21">=</text:span><text:span text:style-name="T40">"utf-8"</text:span><text:span text:style-name="T29">?&gt;</text:span></text:p>
      <text:p text:style-name="P40"><text:span text:style-name="T27">&lt;</text:span><text:span text:style-name="T30">LinearLayout</text:span> <text:span text:style-name="T33">xmlns:android</text:span><text:span text:style-name="T13">=</text:span><text:span text:style-name="T38">"http://schemas.android.com/apk/res/android"</text:span></text:p>
      <text:p text:style-name="P40"><text:s text:c="4"/><text:span text:style-name="T33">android:layout_width</text:span><text:span text:style-name="T13">=</text:span><text:span text:style-name="T38">"match_parent"</text:span></text:p>
      <text:p text:style-name="P40"><text:s text:c="4"/><text:span text:style-name="T33">android:layout_height</text:span><text:span text:style-name="T13">=</text:span><text:span text:style-name="T38">"wrap_content"</text:span></text:p>
      <text:p text:style-name="P40"><text:s text:c="4"/><text:span text:style-name="T33">android:gravity</text:span><text:span text:style-name="T13">=</text:span><text:span text:style-name="T38">"center_vertical"</text:span></text:p>
      <text:p text:style-name="P40"><text:s text:c="4"/><text:span text:style-name="T33">android:orientation</text:span><text:span text:style-name="T13">=</text:span><text:span text:style-name="T38">"horizontal"</text:span> <text:span text:style-name="T27">&gt;</text:span></text:p>
      <text:p text:style-name="P40"/>
      <text:p text:style-name="P40"><text:span text:style-name="T13"><text:s text:c="4"/></text:span><text:span text:style-name="T27">&lt;</text:span><text:span text:style-name="T30">TextView</text:span></text:p>
      <text:p text:style-name="P40"><text:s text:c="8"/><text:span text:style-name="T33">android:id</text:span><text:span text:style-name="T13">=</text:span><text:span text:style-name="T38">"@+id/tv_id"</text:span></text:p>
      <text:p text:style-name="P40"><text:s text:c="8"/><text:span text:style-name="T33">android:layout_width</text:span><text:span text:style-name="T13">=</text:span><text:span text:style-name="T38">"wrap_content"</text:span></text:p>
      <text:p text:style-name="P40"><text:s text:c="8"/><text:span text:style-name="T33">android:layout_height</text:span><text:span text:style-name="T13">=</text:span><text:span text:style-name="T38">"wrap_content"</text:span></text:p>
      <text:p text:style-name="P40"><text:s text:c="8"/><text:span text:style-name="T36">android:text</text:span><text:span text:style-name="T17">=</text:span><text:span text:style-name="T41">"id"</text:span></text:p>
      <text:p text:style-name="P40"><text:s text:c="8"/><text:span text:style-name="T33">android:textSize</text:span><text:span text:style-name="T13">=</text:span><text:span text:style-name="T38">"20sp"</text:span> <text:span text:style-name="T27">/&gt;</text:span></text:p>
      <text:p text:style-name="P40"/>
      <text:p text:style-name="P40"><text:span text:style-name="T13"><text:s text:c="4"/></text:span><text:span text:style-name="T27">&lt;</text:span><text:span text:style-name="T30">LinearLayout</text:span></text:p>
      <text:p text:style-name="P40"><text:s text:c="8"/><text:span text:style-name="T33">android:layout_width</text:span><text:span text:style-name="T13">=</text:span><text:span text:style-name="T38">"match_parent"</text:span></text:p>
      <text:p text:style-name="P40"><text:s text:c="8"/><text:span text:style-name="T33">android:layout_height</text:span><text:span text:style-name="T13">=</text:span><text:span text:style-name="T38">"wrap_content"</text:span></text:p>
      <text:p text:style-name="P40"><text:s text:c="8"/><text:span text:style-name="T33">android:layout_marginLeft</text:span><text:span text:style-name="T13">=</text:span><text:span text:style-name="T38">"30dp"</text:span></text:p>
      <text:p text:style-name="P40"><text:s text:c="8"/><text:span text:style-name="T33">android:orientation</text:span><text:span text:style-name="T13">=</text:span><text:span text:style-name="T38">"vertical"</text:span> <text:span text:style-name="T27">&gt;</text:span></text:p>
      <text:p text:style-name="P40"/>
      <text:p text:style-name="P40"><text:span text:style-name="T13"><text:s text:c="8"/></text:span><text:span text:style-name="T27">&lt;</text:span><text:span text:style-name="T30">TextView</text:span></text:p>
      <text:p text:style-name="P40"><text:s text:c="12"/><text:span text:style-name="T33">android:id</text:span><text:span text:style-name="T13">=</text:span><text:span text:style-name="T38">"@+id/tv_name"</text:span></text:p>
      <text:p text:style-name="P40"><text:s text:c="12"/><text:span text:style-name="T33">android:layout_width</text:span><text:span text:style-name="T13">=</text:span><text:span text:style-name="T38">"wrap_content"</text:span></text:p>
      <text:p text:style-name="P40"><text:s text:c="12"/><text:span text:style-name="T33">android:layout_height</text:span><text:span text:style-name="T13">=</text:span><text:span text:style-name="T38">"wrap_content"</text:span></text:p>
      <text:p text:style-name="P40"><text:s text:c="12"/><text:span text:style-name="T36">android:text</text:span><text:span text:style-name="T17">=</text:span><text:span text:style-name="T41">"name"</text:span></text:p>
      <text:p text:style-name="P40"><text:s text:c="12"/><text:span text:style-name="T33">android:textSize</text:span><text:span text:style-name="T13">=</text:span><text:span text:style-name="T38">"20sp"</text:span> <text:span text:style-name="T27">/&gt;</text:span></text:p>
      <text:p text:style-name="P40"/>
      <text:p text:style-name="P40"><text:span text:style-name="T13"><text:s text:c="8"/></text:span><text:span text:style-name="T27">&lt;</text:span><text:span text:style-name="T30">TextView</text:span></text:p>
      <text:p text:style-name="P40"><text:s text:c="12"/><text:span text:style-name="T33">android:id</text:span><text:span text:style-name="T13">=</text:span><text:span text:style-name="T38">"@+id/tv_number"</text:span></text:p>
      <text:p text:style-name="P40"><text:s text:c="12"/><text:span text:style-name="T33">android:layout_width</text:span><text:span text:style-name="T13">=</text:span><text:span text:style-name="T38">"wrap_content"</text:span></text:p>
      <text:p text:style-name="P40"><text:s text:c="12"/><text:span text:style-name="T33">android:layout_height</text:span><text:span text:style-name="T13">=</text:span><text:span text:style-name="T38">"wrap_content"</text:span></text:p>
      <text:p text:style-name="P40"><text:s text:c="12"/><text:span text:style-name="T36">android:text</text:span><text:span text:style-name="T17">=</text:span><text:span text:style-name="T41">"number"</text:span></text:p>
      <text:p text:style-name="P40"><text:soft-page-break/><text:s text:c="12"/><text:span text:style-name="T33">android:textColor</text:span><text:span text:style-name="T13">=</text:span><text:span text:style-name="T38">"#ff0000</text:span><text:span text:style-name="T41">"</text:span></text:p>
      <text:p text:style-name="P40"><text:s text:c="12"/><text:span text:style-name="T33">android:textSize</text:span><text:span text:style-name="T13">=</text:span><text:span text:style-name="T38">"20sp"</text:span> <text:span text:style-name="T27">/&gt;</text:span></text:p>
      <text:p text:style-name="P40"><text:span text:style-name="T13"><text:s text:c="4"/></text:span><text:span text:style-name="T27">&lt;/</text:span><text:span text:style-name="T30">LinearLayout</text:span><text:span text:style-name="T27">&gt;</text:span></text:p>
      <text:p text:style-name="P40"/>
      <text:p text:style-name="P40"><text:span text:style-name="T27">&lt;/</text:span><text:span text:style-name="T30">LinearLayout</text:span><text:span text:style-name="T27">&gt;</text:span></text:p>
      <text:p text:style-name="P40"><text:span text:style-name="T21"/></text:p>
      <text:p text:style-name="P40"><text:span text:style-name="T21">主方法中实现 <text:s/>BaseAdapter 方法</text:span></text:p>
      <text:p text:style-name="P40"><text:span text:style-name="T21"/></text:p>
      <text:p text:style-name="P40"><text:span text:style-name="T21"><text:tab/><text:tab/></text:span><text:span text:style-name="T8">public</text:span><text:span text:style-name="T21"> View getView(</text:span><text:span text:style-name="T8">int</text:span><text:span text:style-name="T21"> position, View convertView, ViewGroup parent) {</text:span></text:p>
      <text:p text:style-name="P40"><text:span text:style-name="T13"><text:tab/><text:tab/><text:tab/>Log.</text:span><text:span text:style-name="T18">i</text:span><text:span text:style-name="T13">(</text:span><text:span text:style-name="T45">tag</text:span><text:span text:style-name="T13">, </text:span><text:span text:style-name="T37">"返回view对象位置："</text:span><text:span text:style-name="T13"> + position);</text:span></text:p>
      <text:p text:style-name="P40"/>
      <text:p text:style-name="P40"><text:span text:style-name="T13"><text:tab/><text:tab/><text:tab/></text:span><text:span text:style-name="T22">// 得到某个位置的person对象</text:span></text:p>
      <text:p text:style-name="P40"><text:span text:style-name="T13"><text:tab/><text:tab/><text:tab/>Person person = </text:span><text:span text:style-name="T44">persons</text:span><text:span text:style-name="T13">.get(position);</text:span></text:p>
      <text:p text:style-name="P40"/>
      <text:p text:style-name="P40"><text:span text:style-name="T13"><text:tab/><text:tab/><text:tab/>View view = </text:span><text:span text:style-name="T17">View.</text:span><text:span text:style-name="T19">inflate</text:span><text:span text:style-name="T17">(MainActivity.</text:span><text:span text:style-name="T10">this</text:span><text:span text:style-name="T17">, R.layout.</text:span><text:span text:style-name="T46">list_item</text:span><text:span text:style-name="T17">,</text:span></text:p>
      <text:p text:style-name="P40"><text:span text:style-name="T13"><text:tab/><text:tab/><text:tab/><text:tab/><text:tab/></text:span><text:span text:style-name="T8">null</text:span><text:span text:style-name="T13">);</text:span></text:p>
      <text:p text:style-name="P40"/>
      <text:p text:style-name="P40"><text:span text:style-name="T13"><text:tab/><text:tab/><text:tab/></text:span><text:span text:style-name="T22">// 要在view对象寻找id</text:span></text:p>
      <text:p text:style-name="P40"><text:span text:style-name="T13"><text:tab/><text:tab/><text:tab/>TextView tv_id = (TextView) view.findViewById(R.id.</text:span><text:span text:style-name="T45">tv_id</text:span><text:span text:style-name="T13">);</text:span></text:p>
      <text:p text:style-name="P40"><text:span text:style-name="T13"><text:tab/><text:tab/><text:tab/>tv_id.setText(</text:span><text:span text:style-name="T37">"id:"</text:span><text:span text:style-name="T13"> + person.getId());</text:span></text:p>
      <text:p text:style-name="P40"/>
      <text:p text:style-name="P40"><text:span text:style-name="T13"><text:tab/><text:tab/><text:tab/>TextView tv_name = (TextView) view.findViewById(R.id.</text:span><text:span text:style-name="T45">tv_name</text:span><text:span text:style-name="T13">);</text:span></text:p>
      <text:p text:style-name="P40"><text:span text:style-name="T13"><text:tab/><text:tab/><text:tab/>tv_name.setText(</text:span><text:span text:style-name="T37">"name:"</text:span><text:span text:style-name="T13"> + person.getName());</text:span></text:p>
      <text:p text:style-name="P40"/>
      <text:p text:style-name="P40"><text:span text:style-name="T13"><text:tab/><text:tab/><text:tab/>TextView tv_number = (TextView) view.findViewById(R.id.</text:span><text:span text:style-name="T45">tv_number</text:span><text:span text:style-name="T13">);</text:span></text:p>
      <text:p text:style-name="P40"><text:span text:style-name="T13"><text:tab/><text:tab/><text:tab/>tv_number.setText(</text:span><text:span text:style-name="T37">"number:"</text:span><text:span text:style-name="T13"> + person.getNumber());</text:span></text:p>
      <text:p text:style-name="P40"/>
      <text:p text:style-name="P40"><text:span text:style-name="T13"><text:tab/><text:tab/><text:tab/></text:span><text:span text:style-name="T8">return</text:span><text:span text:style-name="T13"> view;</text:span></text:p>
      <text:p text:style-name="P40"><text:span text:style-name="T13"><text:tab/><text:tab/>}</text:span></text:p>
      <text:p text:style-name="P40"><text:span text:style-name="T21"/></text:p>
      <text:p text:style-name="P40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'Liberation Sans', 'DejaVu Sans', sans-serif"/>
    <style:font-face style:name="Lohit Hindi1" svg:font-family="'Lohit Hindi'"/>
    <style:font-face style:name="Microsoft YaHei" svg:font-family="'Microsoft YaHei', Tahoma, Verdana, Arial, Helvetica, sans-serif"/>
    <style:font-face style:name="OpenSymbol" svg:font-family="OpenSymbol"/>
    <style:font-face style:name="Verdana" svg:font-family="Verdana, sans-serif"/>
    <style:font-face style:name="Monospace" svg:font-family="Monospace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Zen Hei" style:font-size-asian="18pt" style:font-weight-asian="bold" style:font-name-complex="Lohit Hindi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Zen Hei" style:font-size-asian="24pt" style:font-weight-asian="bold" style:font-name-complex="Lohit Hindi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WenQuanYi Zen Hei" style:font-size-asian="14pt" style:font-weight-asian="bold" style:font-name-complex="Lohit Hindi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roid Sans Mono" style:font-name-asian="WenQuanYi Zen Hei Mono" style:font-name-complex="Lohit Hindi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ner </meta:initial-creator>
    <meta:creation-date>2015-05-06T16:50:55</meta:creation-date>
    <meta:generator>LibreOffice/3.5$Linux_x86 LibreOffice_project/350m1$Build-2</meta:generator>
    <dc:date>2015-05-21T16:29:40</dc:date>
    <dc:creator>abner </dc:creator>
    <meta:editing-duration>P5DT13H20M17S</meta:editing-duration>
    <meta:editing-cycles>306</meta:editing-cycles>
    <meta:document-statistic meta:table-count="0" meta:image-count="0" meta:object-count="0" meta:page-count="19" meta:paragraph-count="639" meta:word-count="2344" meta:character-count="19480" meta:non-whitespace-character-count="17212"/>
  </office:meta>
</office:document-meta>
</file>